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text-position="33%" style:font-family-generic="swiss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5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7" style:family="table-cell" style:parent-style-name="Percen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29" style:family="table-cell" style:parent-style-name="Percen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0" style:family="table-cell" style:parent-style-name="Currency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1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33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4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6" style:family="table-cell" style:parent-style-name="Percent" style:data-style-name="N1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7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8" style:family="table-cell" style:parent-style-name="Currency" style:data-style-name="N37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42" style:family="table-cell" style:parent-style-name="Default" style:data-style-name="N20">
      <style:table-cell-properties fo:background-color="transparent"/>
      <style:text-properties fo:font-style="italic" style:font-style-asian="italic" style:font-style-complex="italic" style:font-family-generic="swiss"/>
    </style:style>
    <style:style style:name="ce4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5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46" style:family="table-cell" style:parent-style-name="Currency" style:data-style-name="N32">
      <style:table-cell-properties fo:background-color="transparent"/>
    </style:style>
    <style:style style:name="ce47" style:family="table-cell" style:parent-style-name="Currency" style:data-style-name="N32">
      <style:table-cell-properties fo:background-color="transparent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9" style:family="table-cell" style:parent-style-name="Currency" style:data-style-name="N3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1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20">
      <style:table-cell-properties fo:background-color="transparent"/>
      <style:text-properties fo:font-weight="bold" style:font-weight-asian="bold" style:font-weight-complex="bold" style:font-family-generic="swiss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0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1" style:family="table-cell" style:parent-style-name="Percen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2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63" style:family="table-cell" style:parent-style-name="Percent" style:data-style-name="N1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64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6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Percen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2" style:family="table-cell" style:parent-style-name="Percen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5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7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9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ackground-color="transparent"/>
    </style:style>
    <style:style style:name="ce82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4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5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6" style:family="table-cell" style:parent-style-name="Currency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7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8" style:family="table-cell" style:parent-style-name="Currency" style:data-style-name="N37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9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90" style:family="table-cell" style:parent-style-name="Default" style:data-style-name="N37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91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ackground-color="transparent"/>
      <style:text-properties style:text-position="33%" style:font-family-generic="swiss"/>
    </style:style>
    <style:style style:name="ce93" style:family="table-cell" style:parent-style-name="Default" style:data-style-name="N0">
      <style:table-cell-properties fo:background-color="transparent"/>
    </style:style>
    <style:style style:name="ce94" style:family="table-cell" style:parent-style-name="Default" style:data-style-name="N38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5" style:family="table-cell" style:parent-style-name="Default" style:data-style-name="N2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96" style:family="table-cell" style:parent-style-name="Default" style:data-style-name="N2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97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0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13">
      <style:table-cell-properties fo:background-color="transparent"/>
    </style:style>
    <style:style style:name="ce10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0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0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1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1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style:vertical-align="automatic" fo:wrap-option="wrap" fo:background-color="transparent"/>
      <style:text-properties fo:font-style="italic" style:font-style-asian="italic" style:font-style-complex="italic" style:font-family-generic="swiss"/>
    </style:style>
    <style:style style:name="ce11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1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16" style:family="table-cell" style:parent-style-name="Default" style:data-style-name="N0">
      <style:table-cell-properties fo:background-color="transparent"/>
      <style:text-properties fo:font-style="italic" style:font-style-asian="italic" style:font-style-complex="italic" style:font-family-generic="swiss"/>
    </style:style>
    <style:style style:name="ce1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1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style:vertical-align="automatic" fo:wrap-option="wrap" fo:background-color="transparent"/>
    </style:style>
    <style:style style:name="ce121" style:family="table-cell" style:parent-style-name="Default" style:data-style-name="N0">
      <style:table-cell-properties style:vertical-align="automatic" fo:wrap-option="wrap" fo:background-color="transparent"/>
    </style:style>
    <style:style style:name="ce12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5" style:family="table-cell" style:parent-style-name="Default" style:data-style-name="N37">
      <style:table-cell-properties style:vertical-align="automatic" fo:wrap-option="wrap" fo:background-color="transparent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7" style:family="table-cell" style:parent-style-name="Percent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8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129" style:family="table-cell" style:parent-style-name="Currency" style:data-style-name="N0">
      <style:table-cell-properties style:vertical-align="automatic" fo:background-color="transparent" style:repeat-content="false"/>
      <style:paragraph-properties fo:text-align="center"/>
    </style:style>
    <style:style style:name="ce130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style:vertical-align="automatic" fo:wrap-option="wrap" fo:background-color="transparent"/>
    </style:style>
    <style:style style:name="ce132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</style:style>
    <style:style style:name="ce133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</style:style>
    <style:style style:name="ce13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3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6" style:family="table-cell" style:parent-style-name="Percent" style:data-style-name="N13">
      <style:table-cell-properties style:vertical-align="automatic" style:repeat-content="false"/>
      <style:paragraph-properties fo:text-align="center"/>
    </style:style>
    <style:style style:name="ce137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fo:background-color="#FFFF00"/>
      <style:text-properties fo:font-weight="bold" style:font-weight-asian="bold" style:font-weight-complex="bold" style:font-family-generic="swiss"/>
    </style:style>
    <style:style style:name="ce139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40" style:family="table-cell" style:parent-style-name="Default" style:data-style-name="N37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41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2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3" style:family="table-cell" style:parent-style-name="Currency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4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5" style:family="table-cell" style:parent-style-name="Currency" style:data-style-name="N37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6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47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8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150" style:family="table-cell" style:parent-style-name="Default" style:data-style-name="N36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5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8.334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8.651875cm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8.62541666666667cm"/>
    </style:style>
    <style:style style:name="co13" style:family="table-column">
      <style:table-column-properties fo:break-before="auto" style:column-width="1.666875cm" style:use-optimal-column-width="true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8.651875cm" style:use-optimal-column-width="true"/>
    </style:style>
    <style:style style:name="co16" style:family="table-column">
      <style:table-column-properties fo:break-before="auto" style:column-width="7.69937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3.04270833333333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0.3175cm"/>
    </style:style>
    <style:style style:name="co21" style:family="table-column">
      <style:table-column-properties fo:break-before="auto" style:column-width="13.626041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9.78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file_of_Class" table:style-name="ta1">
        <table:table-column table:style-name="co1" table:default-cell-style-name="ce17"/>
        <table:table-column table:style-name="co2" table:default-cell-style-name="ce31"/>
        <table:table-column table:style-name="co3" table:default-cell-style-name="ce20"/>
        <table:table-column table:style-name="co4" table:default-cell-style-name="ce17"/>
        <table:table-column table:style-name="co5" table:default-cell-style-name="ce17"/>
        <table:table-column table:style-name="co4" table:number-columns-repeated="16379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7">
            <text:p><text:s/>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38">
            <text:p>Profile of the Class of 2007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table:style-name="ce42"/>
          <table:table-cell table:style-name="ce31"/>
          <table:table-cell table:style-name="ce20"/>
          <table:table-cell table:number-columns-repeated="16381" table:style-name="ce17"/>
        </table:table-row>
        <table:table-row table:style-name="ro2">
          <table:table-cell office:value-type="string" table:style-name="ce42">
            <text:p>Class Profile for First-Year Full-Time MBA, Joint Degree, and<text:s/><text:span text:style-name="T4">IMBA Students</text:span></text:p>
          </table:table-cell>
          <table:table-cell table:style-name="ce31"/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string" table:style-name="ce95">
            <text:p>Employment Profile</text:p>
          </table:table-cell>
          <table:table-cell office:value-type="string" table:style-name="ce27">
            <text:p>Percent</text:p>
          </table:table-cell>
          <table:table-cell office:value-type="string" table:style-name="ce22">
            <text:p>Number</text:p>
          </table:table-cell>
          <table:table-cell table:number-columns-repeated="16381" table:style-name="ce17"/>
        </table:table-row>
        <table:table-row table:style-name="ro3">
          <table:table-cell table:style-name="ce96"/>
          <table:table-cell office:value-type="string" table:style-name="ce29">
            <text:p>of Class</text:p>
          </table:table-cell>
          <table:table-cell office:value-type="string" table:style-name="ce24">
            <text:p>of Students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7">
            <text:p>Seeking Employment</text:p>
          </table:table-cell>
          <table:table-cell office:value-type="percentage" office:value="0.93827160493827155" table:formula="of:=[.C10]/567" table:style-name="ce97">
            <text:p>93.8%</text:p>
          </table:table-cell>
          <table:table-cell office:value-type="float" office:value="532" table:style-name="ce20">
            <text:p>532</text:p>
          </table:table-cell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Not Seeking Employment</text:p>
          </table:table-cell>
          <table:table-cell office:value-type="percentage" office:value="6.1728395061728392E-2" table:formula="of:=[.C12]/567" table:style-name="ce97">
            <text:p>6.2%</text:p>
          </table:table-cell>
          <table:table-cell office:value-type="float" office:value="35" table:style-name="ce20">
            <text:p>35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Continuing education</text:p>
          </table:table-cell>
          <table:table-cell office:value-type="percentage" office:value="3.3509700176366841E-2" table:formula="of:=[.C13]/567" table:style-name="ce97">
            <text:p>3.4%</text:p>
          </table:table-cell>
          <table:table-cell office:value-type="float" office:value="19" table:style-name="ce20">
            <text:p>19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elf employed/founding business</text:p>
          </table:table-cell>
          <table:table-cell office:value-type="percentage" office:value="1.2345679012345678E-2" table:formula="of:=[.C14]/567" table:style-name="ce97">
            <text:p>1.2%</text:p>
          </table:table-cell>
          <table:table-cell office:value-type="float" office:value="7" table:style-name="ce20">
            <text:p>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ponsored student</text:p>
          </table:table-cell>
          <table:table-cell office:value-type="percentage" office:value="1.0582010582010581E-2" table:formula="of:=[.C15]/567" table:style-name="ce97">
            <text:p>1.1%</text:p>
          </table:table-cell>
          <table:table-cell office:value-type="float" office:value="6" table:style-name="ce20">
            <text:p>6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Postponing job search</text:p>
          </table:table-cell>
          <table:table-cell office:value-type="percentage" office:value="1.7636684303350969E-3" table:formula="of:=[.C16]/567" table:style-name="ce97">
            <text:p>0.2%</text:p>
          </table:table-cell>
          <table:table-cell office:value-type="float" office:value="1" table:style-name="ce20">
            <text:p>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Other Reasons</text:p>
          </table:table-cell>
          <table:table-cell office:value-type="percentage" office:value="3.5273368606701938E-3" table:formula="of:=[.C17]/567" table:style-name="ce97">
            <text:p>0.4%</text:p>
          </table:table-cell>
          <table:table-cell office:value-type="float" office:value="2" table:style-name="ce20">
            <text:p>2</text:p>
          </table:table-cell>
          <table:table-cell table:number-columns-repeated="16381"/>
        </table:table-row>
        <table:table-row table:style-name="ro1">
          <table:table-cell table:style-name="ce41"/>
          <table:table-cell table:style-name="ce97"/>
          <table:table-cell table:style-name="ce20"/>
          <table:table-cell table:number-columns-repeated="16381"/>
        </table:table-row>
        <table:table-row table:style-name="ro1">
          <table:table-cell office:value-type="string" table:style-name="ce17">
            <text:p>Not Responding to Survey</text:p>
          </table:table-cell>
          <table:table-cell office:value-type="percentage" office:value="0" table:formula="of:=[.C19]/567" table:style-name="ce97">
            <text:p>0.0%</text:p>
          </table:table-cell>
          <table:table-cell office:value-type="float" office:value="0" table:style-name="ce20">
            <text:p>0</text:p>
          </table:table-cell>
          <table:table-cell table:number-columns-repeated="16381"/>
        </table:table-row>
        <table:table-row table:style-name="ro1">
          <table:table-cell table:style-name="ce17"/>
          <table:table-cell table:style-name="ce97"/>
          <table:table-cell table:style-name="ce20"/>
          <table:table-cell table:number-columns-repeated="16381"/>
        </table:table-row>
        <table:table-row table:style-name="ro1">
          <table:table-cell office:value-type="string" table:style-name="ce17">
            <text:p>First-Year Students</text:p>
          </table:table-cell>
          <table:table-cell office:value-type="percentage" office:value="1" table:formula="of:=[.C21]/567" table:style-name="ce97">
            <text:p>100.0%</text:p>
          </table:table-cell>
          <table:table-cell office:value-type="float" office:value="567" table:style-name="ce98">
            <text:p>5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9">
            <text:p>Job Offers<text:span text:style-name="T2">(1)</text:span></text:p>
          </table:table-cell>
          <table:table-cell table:style-name="ce25"/>
          <table:table-cell table:style-name="ce99"/>
          <table:table-cell table:number-columns-repeated="16381"/>
        </table:table-row>
        <table:table-row table:style-name="ro1">
          <table:table-cell office:value-type="string" table:style-name="ce17">
            <text:p>U.S. Citizens/Permanent Residents</text:p>
          </table:table-cell>
          <table:table-cell office:value-type="percentage" office:value="0.99399999999999999" table:style-name="ce135">
            <text:p>99.4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Foreign Nationals</text:p>
          </table:table-cell>
          <table:table-cell office:value-type="percentage" office:value="1" table:style-name="ce135">
            <text:p>100.0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percentage" office:value="0.996" table:style-name="ce135">
            <text:p>99.6%</text:p>
          </table:table-cell>
          <table:table-cell table:style-name="ce43"/>
          <table:table-cell table:number-columns-repeated="16381"/>
        </table:table-row>
        <table:table-row table:number-rows-repeated="2" table:style-name="ro1">
          <table:table-cell table:style-name="ce17"/>
          <table:table-cell table:style-name="ce136"/>
          <table:table-cell table:style-name="ce100"/>
          <table:table-cell table:number-columns-repeated="16381"/>
        </table:table-row>
        <table:table-row table:style-name="ro2">
          <table:table-cell office:value-type="string" table:style-name="ce19">
            <text:p>Job Acceptances<text:span text:style-name="T2">(1)</text:span></text:p>
          </table:table-cell>
          <table:table-cell table:style-name="ce137"/>
          <table:table-cell table:style-name="ce99"/>
          <table:table-cell table:number-columns-repeated="16381"/>
        </table:table-row>
        <table:table-row table:style-name="ro1">
          <table:table-cell office:value-type="string" table:style-name="ce17">
            <text:p>U.S. Citizens/Permanent Residents</text:p>
          </table:table-cell>
          <table:table-cell office:value-type="percentage" office:value="0.99399999999999999" table:style-name="ce135">
            <text:p>99.4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Foreign Nationals</text:p>
          </table:table-cell>
          <table:table-cell office:value-type="percentage" office:value="1" table:style-name="ce135">
            <text:p>100.0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percentage" office:value="0.996" table:style-name="ce135">
            <text:p>99.6%</text:p>
          </table:table-cell>
          <table:table-cell table:style-name="ce43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Demographic Profile<text:span text:style-name="T2">(2)</text:span></text:p>
          </table:table-cell>
          <table:table-cell table:style-name="ce43"/>
          <table:table-cell table:style-name="ce20"/>
          <table:table-cell table:style-name="ce19"/>
          <table:table-cell table:style-name="ce101"/>
          <table:table-cell table:number-columns-repeated="16379" table:style-name="ce19"/>
        </table:table-row>
        <table:table-row table:style-name="ro1">
          <table:table-cell office:value-type="string" table:style-name="ce17">
            <text:p>Mean Age</text:p>
          </table:table-cell>
          <table:table-cell office:value-type="float" office:value="28" table:style-name="ce98">
            <text:p>28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Mean Years of Work Experience</text:p>
          </table:table-cell>
          <table:table-cell office:value-type="float" office:value="5" table:style-name="ce98">
            <text:p>5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Female</text:p>
          </table:table-cell>
          <table:table-cell office:value-type="percentage" office:value="0.28000000000000003" table:style-name="ce43">
            <text:p>28.0%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International</text:p>
          </table:table-cell>
          <table:table-cell office:value-type="percentage" office:value="0.32" table:style-name="ce43">
            <text:p>32.0%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44">
            <text:p>Married</text:p>
          </table:table-cell>
          <table:table-cell office:value-type="percentage" office:value="0.24" table:style-name="ce102">
            <text:p>24.0%</text:p>
          </table:table-cell>
          <table:table-cell table:style-name="ce103"/>
          <table:table-cell table:number-columns-repeated="16381" table:style-name="ce17"/>
        </table:table-row>
        <table:table-row table:style-name="ro2">
          <table:table-cell office:value-type="string" table:style-name="ce92">
            <text:p>(1)<text:s text:c="2"/><text:span text:style-name="T1">Represents percent of students who are seeking employment.</text:span></text:p>
          </table:table-cell>
          <table:table-cell table:style-name="ce43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style-name="ro2">
          <table:table-cell office:value-type="string" table:style-name="ce92">
            <text:p>(2)<text:s text:c="2"/><text:span text:style-name="T1">Demographic information is based on full-time MBA students matriculating</text:span>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7">
            <text:p><text:s text:c="4"/>in September 2005.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101"/>
          <table:table-cell table:style-name="ce31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7"/>
          <table:table-cell table:style-name="ce31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style-name="ro1">
          <table:table-cell table:style-name="ce17"/>
          <table:table-cell table:style-name="ce31"/>
          <table:table-cell table:style-name="ce20"/>
          <table:table-cell table:style-name="ce17"/>
          <table:table-cell office:value-type="string" table:style-name="ce17">
            <text:p><text:s/>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54">
            <text:p>kdflsqkdfskjfmlskjflm jkjlmk</text:p>
          </table:table-cell>
          <table:table-cell table:style-name="ce31"/>
          <table:table-cell office:value-type="string" table:style-name="ce155">
            <text:p>qsdfmlksjlmdfk</text:p>
          </table:table-cell>
          <table:table-cell table:number-columns-repeated="16381"/>
        </table:table-row>
        <table:table-row table:number-rows-repeated="1048522" table:style-name="ro1">
          <table:table-cell table:number-columns-repeated="16384"/>
        </table:table-row>
      </table:table>
      <table:table table:name="Hires_by_Function" table:style-name="ta2">
        <table:table-column table:style-name="co6" table:default-cell-style-name="ce17"/>
        <table:table-column table:style-name="co4" table:default-cell-style-name="ce132"/>
        <table:table-column table:style-name="co7" table:default-cell-style-name="ce133"/>
        <table:table-column table:style-name="co8" table:default-cell-style-name="ce148"/>
        <table:table-column table:style-name="co9" table:number-columns-repeated="2" table:default-cell-style-name="ce148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33"/>
          <table:table-cell table:style-name="ce34"/>
          <table:table-cell table:style-name="ce141"/>
          <table:table-cell table:number-columns-repeated="2" table:style-name="ce142"/>
          <table:table-cell table:number-columns-repeated="16378"/>
        </table:table-row>
        <table:table-row table:style-name="ro1">
          <table:table-cell office:value-type="string" table:style-name="ce19">
            <text:p>Employment Statistics - 2005-2006</text:p>
          </table:table-cell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table:style-name="ce17"/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office:value-type="string" table:style-name="ce138">
            <text:p>New Hires by Function - Intern</text:p>
          </table:table-cell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33"/>
          <table:table-cell table:style-name="ce34"/>
          <table:table-cell table:number-columns-repeated="3" table:style-name="ce141"/>
          <table:table-cell table:number-columns-repeated="16378"/>
        </table:table-row>
        <table:table-row table:style-name="ro1">
          <table:table-cell office:value-type="string" table:style-name="ce35">
            <text:p>Function</text:p>
          </table:table-cell>
          <table:table-cell office:value-type="string" table:style-name="ce36">
            <text:p>Percent</text:p>
          </table:table-cell>
          <table:table-cell office:value-type="string" table:style-name="ce22">
            <text:p>Number</text:p>
          </table:table-cell>
          <table:table-cell office:value-type="string" table:style-name="ce143">
            <text:p>Minimum</text:p>
          </table:table-cell>
          <table:table-cell office:value-type="string" table:style-name="ce143">
            <text:p>Maximum</text:p>
          </table:table-cell>
          <table:table-cell office:value-type="string" table:style-name="ce143">
            <text:p>Median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table:style-name="ce13">
            <text:p>of Hires</text:p>
          </table:table-cell>
          <table:table-cell office:value-type="string" table:style-name="ce13">
            <text:p>of Hires<text:span text:style-name="T2">(1)</text:span></text:p>
          </table:table-cell>
          <table:table-cell office:value-type="string" table:style-name="ce144">
            <text:p>Monthly</text:p>
          </table:table-cell>
          <table:table-cell office:value-type="string" table:style-name="ce144">
            <text:p>Monthly</text:p>
          </table:table-cell>
          <table:table-cell office:value-type="string" table:style-name="ce144">
            <text:p>Monthly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37"/>
          <table:table-cell table:style-name="ce24"/>
          <table:table-cell office:value-type="string" table:style-name="ce145">
            <text:p>Salary<text:span text:style-name="T2">(2)<text:s/></text:span></text:p>
          </table:table-cell>
          <table:table-cell office:value-type="string" table:style-name="ce145">
            <text:p>Salary<text:span text:style-name="T2">(2)<text:s/></text:span></text:p>
          </table:table-cell>
          <table:table-cell office:value-type="string" table:style-name="ce145">
            <text:p>Salary<text:span text:style-name="T2">(2)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121">
            <text:p>Business Development</text:p>
          </table:table-cell>
          <table:table-cell office:value-type="percentage" office:value="2.3941068139963169E-2" table:formula="of:=[.C9]/543" table:style-name="ce131">
            <text:p>2.4%</text:p>
          </table:table-cell>
          <table:table-cell office:value-type="float" office:value="13" table:style-name="ce121">
            <text:p>13</text:p>
          </table:table-cell>
          <table:table-cell office:value-type="currency" office:value="2300" table:style-name="ce89">
            <text:p>$2,300</text:p>
          </table:table-cell>
          <table:table-cell office:value-type="currency" office:value="8300" table:style-name="ce125">
            <text:p>$8,300</text:p>
          </table:table-cell>
          <table:table-cell office:value-type="currency" office:value="5600" table:style-name="ce125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21">
            <text:p>Consulting</text:p>
          </table:table-cell>
          <table:table-cell office:value-type="percentage" office:value="0.16390423572744015" table:formula="of:=[.C10]/543" table:style-name="ce131">
            <text:p>16.4%</text:p>
          </table:table-cell>
          <table:table-cell office:value-type="float" office:value="89" table:style-name="ce121">
            <text:p>89</text:p>
          </table:table-cell>
          <table:table-cell office:value-type="currency" office:value="1000" table:style-name="ce125">
            <text:p>$1,000</text:p>
          </table:table-cell>
          <table:table-cell office:value-type="currency" office:value="12800" table:style-name="ce125">
            <text:p>$12,800</text:p>
          </table:table-cell>
          <table:table-cell office:value-type="currency" office:value="9500" table:style-name="ce125">
            <text:p>$9,5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6">
            <text:p>Finance</text:p>
          </table:table-cell>
          <table:table-cell office:value-type="percentage" office:value="0.5948434622467772" table:formula="of:=[.C11]/543" table:style-name="ce150">
            <text:p>59.5%</text:p>
          </table:table-cell>
          <table:table-cell office:value-type="float" office:value="323" table:formula="of:=SUM([.C12:.C18])" table:style-name="ce106">
            <text:p>323</text:p>
          </table:table-cell>
          <table:table-cell office:value-type="currency" office:value="900" table:style-name="ce140">
            <text:p>$900</text:p>
          </table:table-cell>
          <table:table-cell office:value-type="currency" office:value="13900" table:style-name="ce140">
            <text:p>$13,900</text:p>
          </table:table-cell>
          <table:table-cell office:value-type="currency" office:value="7916" table:style-name="ce140">
            <text:p>$7,916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Company Finance (Analysis/Treasury)</text:p>
          </table:table-cell>
          <table:table-cell office:value-type="percentage" office:value="9.0239410681399637E-2" table:formula="of:=[.C12]/543" table:style-name="ce131">
            <text:p>9.0%</text:p>
          </table:table-cell>
          <table:table-cell office:value-type="float" office:value="49" table:style-name="ce121">
            <text:p>49</text:p>
          </table:table-cell>
          <table:table-cell office:value-type="currency" office:value="2400" table:style-name="ce89">
            <text:p>$2,400</text:p>
          </table:table-cell>
          <table:table-cell office:value-type="currency" office:value="8400" table:style-name="ce125">
            <text:p>$8,400</text:p>
          </table:table-cell>
          <table:table-cell office:value-type="currency" office:value="6000" table:style-name="ce125">
            <text:p>$6,0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Investment Banking</text:p>
          </table:table-cell>
          <table:table-cell office:value-type="percentage" office:value="0.21731123388581952" table:formula="of:=[.C13]/543" table:style-name="ce131">
            <text:p>21.7%</text:p>
          </table:table-cell>
          <table:table-cell office:value-type="float" office:value="118" table:style-name="ce121">
            <text:p>118</text:p>
          </table:table-cell>
          <table:table-cell office:value-type="currency" office:value="900" table:style-name="ce125">
            <text:p>$900</text:p>
          </table:table-cell>
          <table:table-cell office:value-type="currency" office:value="10000" table:style-name="ce125">
            <text:p>$10,000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Investment Management/Research</text:p>
          </table:table-cell>
          <table:table-cell office:value-type="percentage" office:value="0.11786372007366483" table:formula="of:=[.C14]/543" table:style-name="ce131">
            <text:p>11.8%</text:p>
          </table:table-cell>
          <table:table-cell office:value-type="float" office:value="64" table:style-name="ce121">
            <text:p>64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235" table:style-name="ce125">
            <text:p>$13,235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Private Client Services</text:p>
          </table:table-cell>
          <table:table-cell office:value-type="percentage" office:value="1.1049723756906077E-2" table:formula="of:=[.C15]/543" table:style-name="ce131">
            <text:p>1.1%</text:p>
          </table:table-cell>
          <table:table-cell office:value-type="float" office:value="6" table:style-name="ce121">
            <text:p>6</text:p>
          </table:table-cell>
          <table:table-cell office:value-type="currency" office:value="7300" table:style-name="ce125">
            <text:p>$7,300</text:p>
          </table:table-cell>
          <table:table-cell office:value-type="currency" office:value="8000" table:style-name="ce125">
            <text:p>$8,000</text:p>
          </table:table-cell>
          <table:table-cell office:value-type="currency" office:value="7900" table:style-name="ce125">
            <text:p>$7,900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05">
            <text:p>Finance - Real Estate</text:p>
          </table:table-cell>
          <table:table-cell office:value-type="percentage" office:value="7.3664825046040518E-3" table:formula="of:=[.C16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Sales and Trading</text:p>
          </table:table-cell>
          <table:table-cell office:value-type="percentage" office:value="9.0239410681399637E-2" table:formula="of:=[.C17]/543" table:style-name="ce131">
            <text:p>9.0%</text:p>
          </table:table-cell>
          <table:table-cell office:value-type="float" office:value="49" table:style-name="ce121">
            <text:p>49</text:p>
          </table:table-cell>
          <table:table-cell office:value-type="currency" office:value="5000" table:style-name="ce125">
            <text:p>$5,000</text:p>
          </table:table-cell>
          <table:table-cell office:value-type="currency" office:value="13900" table:style-name="ce125">
            <text:p>$13,900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Venture Capital/Private Equity</text:p>
          </table:table-cell>
          <table:table-cell office:value-type="percentage" office:value="6.0773480662983423E-2" table:formula="of:=[.C18]/543" table:style-name="ce131">
            <text:p>6.1%</text:p>
          </table:table-cell>
          <table:table-cell office:value-type="float" office:value="33" table:style-name="ce121">
            <text:p>33</text:p>
          </table:table-cell>
          <table:table-cell office:value-type="currency" office:value="1000" table:style-name="ce89">
            <text:p>$1,000</text:p>
          </table:table-cell>
          <table:table-cell office:value-type="currency" office:value="9000" table:style-name="ce125">
            <text:p>$9,000</text:p>
          </table:table-cell>
          <table:table-cell office:value-type="currency" office:value="4500" table:style-name="ce125">
            <text:p>$4,5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34">
            <text:p>General Management</text:p>
          </table:table-cell>
          <table:table-cell office:value-type="percentage" office:value="4.6040515653775323E-2" table:formula="of:=[.C19]/543" table:style-name="ce131">
            <text:p>4.6%</text:p>
          </table:table-cell>
          <table:table-cell office:value-type="float" office:value="25" table:style-name="ce121">
            <text:p>25</text:p>
          </table:table-cell>
          <table:table-cell office:value-type="currency" office:value="3200" table:style-name="ce125">
            <text:p>$3,200</text:p>
          </table:table-cell>
          <table:table-cell office:value-type="currency" office:value="7500" table:style-name="ce125">
            <text:p>$7,500</text:p>
          </table:table-cell>
          <table:table-cell office:value-type="currency" office:value="6055" table:style-name="ce125">
            <text:p>$6,055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34">
            <text:p>Human Resources</text:p>
          </table:table-cell>
          <table:table-cell office:value-type="percentage" office:value="7.3664825046040518E-3" table:formula="of:=[.C20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2">
          <table:table-cell office:value-type="string" table:style-name="ce121">
            <text:p>Information Systems - Management</text:p>
          </table:table-cell>
          <table:table-cell office:value-type="percentage" office:value="7.3664825046040518E-3" table:formula="of:=[.C21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1">
          <table:table-cell office:value-type="string" table:style-name="ce106">
            <text:p>Marketing</text:p>
          </table:table-cell>
          <table:table-cell office:value-type="percentage" office:value="0.10128913443830571" table:formula="of:=[.C22]/543" table:style-name="ce150">
            <text:p>10.1%</text:p>
          </table:table-cell>
          <table:table-cell office:value-type="float" office:value="55" table:formula="of:=SUM([.C23:.C25])" table:style-name="ce106">
            <text:p>55</text:p>
          </table:table-cell>
          <table:table-cell office:value-type="currency" office:value="1300" table:style-name="ce140">
            <text:p>$1,300</text:p>
          </table:table-cell>
          <table:table-cell office:value-type="currency" office:value="7916" table:style-name="ce140">
            <text:p>$7,916</text:p>
          </table:table-cell>
          <table:table-cell office:value-type="currency" office:value="5600" table:style-name="ce140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Advertising/Communications</text:p>
          </table:table-cell>
          <table:table-cell office:value-type="percentage" office:value="1.1049723756906077E-2" table:formula="of:=[.C23]/543" table:style-name="ce131">
            <text:p>1.1%</text:p>
          </table:table-cell>
          <table:table-cell office:value-type="float" office:value="6" table:style-name="ce121">
            <text:p>6</text:p>
          </table:table-cell>
          <table:table-cell office:value-type="currency" office:value="2000" table:style-name="ce89">
            <text:p>$2,000</text:p>
          </table:table-cell>
          <table:table-cell office:value-type="currency" office:value="7000" table:style-name="ce125">
            <text:p>$7,000</text:p>
          </table:table-cell>
          <table:table-cell office:value-type="currency" office:value="5887.5" table:style-name="ce125">
            <text:p>$5,888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Brand/Product Management</text:p>
          </table:table-cell>
          <table:table-cell office:value-type="percentage" office:value="7.18232044198895E-2" table:formula="of:=[.C24]/543" table:style-name="ce131">
            <text:p>7.2%</text:p>
          </table:table-cell>
          <table:table-cell office:value-type="float" office:value="39" table:style-name="ce121">
            <text:p>39</text:p>
          </table:table-cell>
          <table:table-cell office:value-type="currency" office:value="1300" table:style-name="ce89">
            <text:p>$1,300</text:p>
          </table:table-cell>
          <table:table-cell office:value-type="currency" office:value="7916" table:style-name="ce125">
            <text:p>$7,916</text:p>
          </table:table-cell>
          <table:table-cell office:value-type="currency" office:value="5600" table:style-name="ce125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Research</text:p>
          </table:table-cell>
          <table:table-cell office:value-type="percentage" office:value="1.841620626151013E-2" table:formula="of:=[.C25]/543" table:style-name="ce131">
            <text:p>1.8%</text:p>
          </table:table-cell>
          <table:table-cell office:value-type="float" office:value="10" table:style-name="ce121">
            <text:p>10</text:p>
          </table:table-cell>
          <table:table-cell office:value-type="currency" office:value="2600" table:style-name="ce89">
            <text:p>$2,6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5300" table:style-name="ce125">
            <text:p>$5,3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34">
            <text:p>Strategic Planning</text:p>
          </table:table-cell>
          <table:table-cell office:value-type="percentage" office:value="4.7882136279926338E-2" table:formula="of:=[.C26]/543" table:style-name="ce131">
            <text:p>4.8%</text:p>
          </table:table-cell>
          <table:table-cell office:value-type="float" office:value="26" table:style-name="ce121">
            <text:p>26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2000" table:style-name="ce125">
            <text:p>$12,000</text:p>
          </table:table-cell>
          <table:table-cell office:value-type="currency" office:value="5400" table:style-name="ce125">
            <text:p>$5,400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34">
            <text:p>Other</text:p>
          </table:table-cell>
          <table:table-cell office:value-type="percentage" office:value="7.3664825046040518E-3" table:formula="of:=[.C27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1" table:style-name="ce62">
            <text:p>100.0%</text:p>
          </table:table-cell>
          <table:table-cell office:value-type="float" office:value="543" table:style-name="ce63">
            <text:p>543</text:p>
          </table:table-cell>
          <table:table-cell office:value-type="currency" office:value="900" table:style-name="ce38">
            <text:p>$900</text:p>
          </table:table-cell>
          <table:table-cell office:value-type="currency" office:value="13900" table:style-name="ce38">
            <text:p>$13,900</text:p>
          </table:table-cell>
          <table:table-cell office:value-type="currency" office:value="7600" table:style-name="ce38">
            <text:p>$7,600</text:p>
          </table:table-cell>
          <table:table-cell table:number-columns-repeated="16378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14"/>
          <table:table-cell table:style-name="ce15"/>
          <table:table-cell table:style-name="ce146"/>
          <table:table-cell table:number-columns-repeated="2" table:style-name="ce147"/>
          <table:table-cell table:number-columns-repeated="16378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/text:span></text:p>
          </table:table-cell>
          <table:table-cell table:style-name="ce14"/>
          <table:table-cell table:style-name="ce15"/>
          <table:table-cell table:style-name="ce146"/>
          <table:table-cell table:number-columns-repeated="2" table:style-name="ce147"/>
          <table:table-cell table:number-columns-repeated="16378"/>
        </table:table-row>
        <table:table-row table:style-name="ro2">
          <table:table-cell office:value-type="string" table:style-name="ce92">
            <text:p>(3)<text:s text:c="2"/><text:span text:style-name="T1">Bonus information: 24% of accepted offers reported in the consulting function received a sign-on bonus, for which the<text:s/></text:span></text:p>
          </table:table-cell>
          <table:table-cell table:style-name="ce132"/>
          <table:table-cell table:style-name="ce133"/>
          <table:table-cell table:number-columns-repeated="3" table:style-name="ce148"/>
          <table:table-cell table:number-columns-repeated="16378"/>
        </table:table-row>
        <table:table-row table:style-name="ro1">
          <table:table-cell office:value-type="string" table:style-name="ce17">
            <text:p><text:s text:c="4"/>median bonus was $5,000.</text:p>
          </table:table-cell>
          <table:table-cell table:style-name="ce132"/>
          <table:table-cell table:style-name="ce133"/>
          <table:table-cell table:number-columns-repeated="3" table:style-name="ce148"/>
          <table:table-cell table:number-columns-repeated="16378"/>
        </table:table-row>
        <table:table-row table:style-name="ro1">
          <table:table-cell/>
          <table:table-cell table:number-columns-repeated="2" table:style-name="ce20"/>
          <table:table-cell table:number-columns-repeated="3" table:style-name="ce149"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Top_Six_Functions" table:style-name="ta3">
        <table:table-column table:style-name="co10" table:default-cell-style-name="ce17"/>
        <table:table-column table:style-name="co8" table:default-cell-style-name="ce31"/>
        <table:table-column table:style-name="co11" table:default-cell-style-name="ce20"/>
        <table:table-column table:style-name="co4" table:number-columns-repeated="16381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Top Six Functions - Intern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2">
          <table:table-cell office:value-type="string" table:style-name="ce126">
            <text:p>Function</text:p>
          </table:table-cell>
          <table:table-cell office:value-type="string" table:style-name="ce127">
            <text:p>Percent of Hires</text:p>
          </table:table-cell>
          <table:table-cell office:value-type="string" table:style-name="ce8">
            <text:p>Number of Hires<text:span text:style-name="T2">(1)</text:span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op Six Functions</text:p>
          </table:table-cell>
          <table:table-cell office:value-type="percentage" office:value="0.78084714548802947" table:formula="of:=[.C7]/543" table:style-name="ce9">
            <text:p>78.1%</text:p>
          </table:table-cell>
          <table:table-cell office:value-type="float" office:value="424" table:formula="of:=SUM([.C8:.C13])" table:style-name="ce13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Investment Banking</text:p>
          </table:table-cell>
          <table:table-cell office:value-type="percentage" office:value="0.217" table:style-name="ce128">
            <text:p>21.7%</text:p>
          </table:table-cell>
          <table:table-cell office:value-type="float" office:value="118" table:style-name="ce129">
            <text:p>118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Consulting</text:p>
          </table:table-cell>
          <table:table-cell office:value-type="percentage" office:value="0.16400000000000001" table:style-name="ce128">
            <text:p>16.4%</text:p>
          </table:table-cell>
          <table:table-cell office:value-type="float" office:value="89" table:style-name="ce129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Investment Management/ Research</text:p>
          </table:table-cell>
          <table:table-cell office:value-type="percentage" office:value="0.11799999999999999" table:style-name="ce128">
            <text:p>11.8%</text:p>
          </table:table-cell>
          <table:table-cell office:value-type="float" office:value="64" table:style-name="ce129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Marketing</text:p>
          </table:table-cell>
          <table:table-cell office:value-type="percentage" office:value="0.10100000000000001" table:style-name="ce128">
            <text:p>10.1%</text:p>
          </table:table-cell>
          <table:table-cell office:value-type="float" office:value="55" table:style-name="ce129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Company Finance (Analysis/ Treasury)</text:p>
          </table:table-cell>
          <table:table-cell office:value-type="percentage" office:value="0.09" table:style-name="ce128">
            <text:p>9.0%</text:p>
          </table:table-cell>
          <table:table-cell office:value-type="float" office:value="49" table:style-name="ce129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Sales and Trading</text:p>
          </table:table-cell>
          <table:table-cell office:value-type="percentage" office:value="0.09" table:style-name="ce128">
            <text:p>9.0%</text:p>
          </table:table-cell>
          <table:table-cell office:value-type="float" office:value="49" table:style-name="ce129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124">
            <text:p>All Others</text:p>
          </table:table-cell>
          <table:table-cell office:value-type="percentage" office:value="0.219" table:style-name="ce128">
            <text:p>21.9%</text:p>
          </table:table-cell>
          <table:table-cell office:value-type="float" office:value="119" table:style-name="ce129">
            <text:p>119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0.99984714548802944" table:formula="of:=[.B7]+[.B14]" table:style-name="ce130">
            <text:p>100.0%</text:p>
          </table:table-cell>
          <table:table-cell office:value-type="float" office:value="543" table:formula="of:=[.C7]+[.C14]" table:style-name="ce16">
            <text:p>543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10"/>
          <table:table-cell table:style-name="ce11"/>
          <table:table-cell table:number-columns-repeated="16381"/>
        </table:table-row>
        <table:table-row table:style-name="ro1">
          <table:table-cell/>
          <table:table-cell table:style-name="ce10"/>
          <table:table-cell table:style-name="ce12"/>
          <table:table-cell table:number-columns-repeated="16381"/>
        </table:table-row>
        <table:table-row table:style-name="ro1">
          <table:table-cell table:style-name="ce17">
            <draw:frame draw:z-index="1" draw:id="id0" draw:style-name="a0" draw:name="Chart 3" svg:x="0.04167in" svg:y="0.03125in" svg:width="7.76042in" svg:height="4.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Hires_by_Industry" table:style-name="ta4">
        <table:table-column table:style-name="co12" table:default-cell-style-name="ce17"/>
        <table:table-column table:style-name="co13" table:default-cell-style-name="ce79"/>
        <table:table-column table:style-name="co14" table:default-cell-style-name="ce67"/>
        <table:table-column table:style-name="co8" table:default-cell-style-name="ce91"/>
        <table:table-column table:style-name="co9" table:number-columns-repeated="2" table:default-cell-style-name="ce91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64"/>
          <table:table-cell table:style-name="ce65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64"/>
          <table:table-cell table:style-name="ce65"/>
          <table:table-cell table:number-columns-repeated="3" table:style-name="ce84"/>
          <table:table-cell table:number-columns-repeated="16378"/>
        </table:table-row>
        <table:table-row table:style-name="ro1">
          <table:table-cell table:style-name="ce17"/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38">
            <text:p>New Hires by Industry - Intern</text:p>
          </table:table-cell>
          <table:table-cell table:style-name="ce64"/>
          <table:table-cell table:style-name="ce65"/>
          <table:table-cell table:number-columns-repeated="3" table:style-name="ce85"/>
          <table:table-cell table:number-columns-repeated="16378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64"/>
          <table:table-cell table:style-name="ce65"/>
          <table:table-cell table:number-columns-repeated="3" table:style-name="ce85"/>
          <table:table-cell table:number-columns-repeated="16378"/>
        </table:table-row>
        <table:table-row table:style-name="ro1">
          <table:table-cell office:value-type="string" table:style-name="ce21">
            <text:p>Industry</text:p>
          </table:table-cell>
          <table:table-cell office:value-type="string" table:style-name="ce68">
            <text:p>Percent</text:p>
          </table:table-cell>
          <table:table-cell office:value-type="string" table:style-name="ce69">
            <text:p>Number</text:p>
          </table:table-cell>
          <table:table-cell office:value-type="string" table:style-name="ce86">
            <text:p>Minimum</text:p>
          </table:table-cell>
          <table:table-cell office:value-type="string" table:style-name="ce86">
            <text:p>Maximum</text:p>
          </table:table-cell>
          <table:table-cell office:value-type="string" table:style-name="ce86">
            <text:p>Median</text:p>
          </table:table-cell>
          <table:table-cell table:number-columns-repeated="16378"/>
        </table:table-row>
        <table:table-row table:style-name="ro2">
          <table:table-cell table:style-name="ce28"/>
          <table:table-cell office:value-type="string" table:style-name="ce70">
            <text:p>of Hires</text:p>
          </table:table-cell>
          <table:table-cell office:value-type="string" table:style-name="ce71">
            <text:p>of Hires<text:span text:style-name="T2">(1)</text:span></text:p>
          </table:table-cell>
          <table:table-cell office:value-type="string" table:style-name="ce87">
            <text:p>Monthly</text:p>
          </table:table-cell>
          <table:table-cell office:value-type="string" table:style-name="ce87">
            <text:p>Monthly</text:p>
          </table:table-cell>
          <table:table-cell office:value-type="string" table:style-name="ce87">
            <text:p>Monthly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72"/>
          <table:table-cell table:style-name="ce73"/>
          <table:table-cell office:value-type="string" table:style-name="ce88">
            <text:p>Salary<text:span text:style-name="T2">(2)<text:s/></text:span></text:p>
          </table:table-cell>
          <table:table-cell office:value-type="string" table:style-name="ce88">
            <text:p>Salary<text:span text:style-name="T2">(2)<text:s/></text:span></text:p>
          </table:table-cell>
          <table:table-cell office:value-type="string" table:style-name="ce88">
            <text:p>Salary<text:span text:style-name="T2">(2)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Consulting</text:p>
          </table:table-cell>
          <table:table-cell office:value-type="percentage" office:value="0.1694290976058932" table:formula="of:=[.C9]/543" table:style-name="ce82">
            <text:p>16.9%</text:p>
          </table:table-cell>
          <table:table-cell office:value-type="float" office:value="92" table:style-name="ce83">
            <text:p>92</text:p>
          </table:table-cell>
          <table:table-cell office:value-type="currency" office:value="4333" table:style-name="ce89">
            <text:p>$4,333</text:p>
          </table:table-cell>
          <table:table-cell office:value-type="currency" office:value="12800" table:style-name="ce125">
            <text:p>$12,800</text:p>
          </table:table-cell>
          <table:table-cell office:value-type="currency" office:value="9500" table:style-name="ce125">
            <text:p>$9,5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Consumer Packaged Goods</text:p>
          </table:table-cell>
          <table:table-cell office:value-type="percentage" office:value="5.5248618784530384E-2" table:formula="of:=[.C10]/543" table:style-name="ce82">
            <text:p>5.5%</text:p>
          </table:table-cell>
          <table:table-cell office:value-type="float" office:value="30" table:style-name="ce83">
            <text:p>30</text:p>
          </table:table-cell>
          <table:table-cell office:value-type="currency" office:value="4400" table:style-name="ce89">
            <text:p>$4,400</text:p>
          </table:table-cell>
          <table:table-cell office:value-type="currency" office:value="7500" table:style-name="ce125">
            <text:p>$7,500</text:p>
          </table:table-cell>
          <table:table-cell office:value-type="currency" office:value="5650" table:style-name="ce125">
            <text:p>$5,650</text:p>
          </table:table-cell>
          <table:table-cell table:number-columns-repeated="16378"/>
        </table:table-row>
        <table:table-row table:style-name="ro2">
          <table:table-cell office:value-type="string" table:style-name="ce81">
            <text:p>Entertainment/Leisure</text:p>
          </table:table-cell>
          <table:table-cell office:value-type="percentage" office:value="9.2081031307550652E-3" table:formula="of:=[.C11]/543" table:style-name="ce82">
            <text:p>0.9%</text:p>
          </table:table-cell>
          <table:table-cell office:value-type="float" office:value="5" table:style-name="ce83">
            <text:p>5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28">
            <text:p>Financial Services</text:p>
          </table:table-cell>
          <table:table-cell office:value-type="percentage" office:value="0.53038674033149169" table:formula="of:=[.C12]/543" table:style-name="ce139">
            <text:p>53.0%</text:p>
          </table:table-cell>
          <table:table-cell office:value-type="float" office:value="288" table:style-name="ce71">
            <text:p>288</text:p>
          </table:table-cell>
          <table:table-cell office:value-type="currency" office:value="900" table:style-name="ce87">
            <text:p>$900</text:p>
          </table:table-cell>
          <table:table-cell office:value-type="currency" office:value="13900" table:style-name="ce140">
            <text:p>$13,900</text:p>
          </table:table-cell>
          <table:table-cell office:value-type="currency" office:value="7916" table:style-name="ce140">
            <text:p>$7,916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40">
            <text:p>Financial Services - Commercial Banking</text:p>
          </table:table-cell>
          <table:table-cell office:value-type="percentage" office:value="1.289134438305709E-2" table:formula="of:=[.C13]/543" table:style-name="ce82">
            <text:p>1.3%</text:p>
          </table:table-cell>
          <table:table-cell office:value-type="float" office:value="7" table:style-name="ce83">
            <text:p>7</text:p>
          </table:table-cell>
          <table:table-cell office:value-type="currency" office:value="2500" table:style-name="ce89">
            <text:p>$2,500</text:p>
          </table:table-cell>
          <table:table-cell office:value-type="currency" office:value="7916" table:style-name="ce125">
            <text:p>$7,916</text:p>
          </table:table-cell>
          <table:table-cell office:value-type="currency" office:value="6500" table:style-name="ce125">
            <text:p>$6,50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Diversified Financial Services</text:p>
          </table:table-cell>
          <table:table-cell office:value-type="percentage" office:value="6.8139963167587483E-2" table:formula="of:=[.C14]/543" table:style-name="ce82">
            <text:p>6.8%</text:p>
          </table:table-cell>
          <table:table-cell office:value-type="float" office:value="37" table:style-name="ce83">
            <text:p>37</text:p>
          </table:table-cell>
          <table:table-cell office:value-type="currency" office:value="2000" table:style-name="ce89">
            <text:p>$2,000</text:p>
          </table:table-cell>
          <table:table-cell office:value-type="currency" office:value="8000" table:style-name="ce125">
            <text:p>$8,000</text:p>
          </table:table-cell>
          <table:table-cell office:value-type="currency" office:value="7200" table:style-name="ce125">
            <text:p>$7,200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Financial Services - Insurance</text:p>
          </table:table-cell>
          <table:table-cell office:value-type="percentage" office:value="3.6832412523020259E-3" table:formula="of:=[.C15]/543" table:style-name="ce82">
            <text:p>0.4%</text:p>
          </table:table-cell>
          <table:table-cell office:value-type="float" office:value="2" table:style-name="ce83">
            <text:p>2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40">
            <text:p>Financial Services - Investment Banking/Brokerage</text:p>
          </table:table-cell>
          <table:table-cell office:value-type="percentage" office:value="0.2983425414364641" table:formula="of:=[.C16]/543" table:style-name="ce82">
            <text:p>29.8%</text:p>
          </table:table-cell>
          <table:table-cell office:value-type="float" office:value="162" table:style-name="ce83">
            <text:p>162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900" table:style-name="ce125">
            <text:p>$13,900</text:p>
          </table:table-cell>
          <table:table-cell office:value-type="currency" office:value="7917" table:style-name="ce125">
            <text:p>$7,917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Investment Management</text:p>
          </table:table-cell>
          <table:table-cell office:value-type="percentage" office:value="9.5764272559852676E-2" table:formula="of:=[.C17]/543" table:style-name="ce82">
            <text:p>9.6%</text:p>
          </table:table-cell>
          <table:table-cell office:value-type="float" office:value="52" table:style-name="ce83">
            <text:p>52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235" table:style-name="ce125">
            <text:p>$13,235</text:p>
          </table:table-cell>
          <table:table-cell office:value-type="currency" office:value="7796" table:style-name="ce125">
            <text:p>$7,796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Venture Capital/Private Equity</text:p>
          </table:table-cell>
          <table:table-cell office:value-type="percentage" office:value="5.1565377532228361E-2" table:formula="of:=[.C18]/543" table:style-name="ce82">
            <text:p>5.2%</text:p>
          </table:table-cell>
          <table:table-cell office:value-type="float" office:value="28" table:style-name="ce83">
            <text:p>28</text:p>
          </table:table-cell>
          <table:table-cell office:value-type="currency" office:value="900" table:style-name="ce89">
            <text:p>$900</text:p>
          </table:table-cell>
          <table:table-cell office:value-type="currency" office:value="8500" table:style-name="ce125">
            <text:p>$8,500</text:p>
          </table:table-cell>
          <table:table-cell office:value-type="currency" office:value="4800" table:style-name="ce125">
            <text:p>$4,8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Government/Nonprofit</text:p>
          </table:table-cell>
          <table:table-cell office:value-type="percentage" office:value="1.1049723756906077E-2" table:formula="of:=[.C19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2300" table:style-name="ce89">
            <text:p>$2,300</text:p>
          </table:table-cell>
          <table:table-cell office:value-type="currency" office:value="4400" table:style-name="ce125">
            <text:p>$4,400</text:p>
          </table:table-cell>
          <table:table-cell office:value-type="currency" office:value="3040" table:style-name="ce125">
            <text:p>$3,04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Manufacturing<text:s text:c="2"/></text:p>
          </table:table-cell>
          <table:table-cell office:value-type="percentage" office:value="3.4990791896869246E-2" table:formula="of:=[.C20]/543" table:style-name="ce82">
            <text:p>3.5%</text:p>
          </table:table-cell>
          <table:table-cell office:value-type="float" office:value="19" table:style-name="ce83">
            <text:p>19</text:p>
          </table:table-cell>
          <table:table-cell office:value-type="currency" office:value="1583" table:style-name="ce89">
            <text:p>$1,583</text:p>
          </table:table-cell>
          <table:table-cell office:value-type="currency" office:value="10000" table:style-name="ce125">
            <text:p>$10,000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Petroleum/Energy</text:p>
          </table:table-cell>
          <table:table-cell office:value-type="percentage" office:value="2.3941068139963169E-2" table:formula="of:=[.C21]/543" table:style-name="ce82">
            <text:p>2.4%</text:p>
          </table:table-cell>
          <table:table-cell office:value-type="float" office:value="13" table:style-name="ce83">
            <text:p>13</text:p>
          </table:table-cell>
          <table:table-cell office:value-type="currency" office:value="1300" table:style-name="ce89">
            <text:p>$1,3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Pharmaceutical/Biotechnology/Healthcare Services</text:p>
          </table:table-cell>
          <table:table-cell office:value-type="percentage" office:value="3.3149171270718231E-2" table:formula="of:=[.C22]/543" table:style-name="ce82">
            <text:p>3.3%</text:p>
          </table:table-cell>
          <table:table-cell office:value-type="float" office:value="18" table:style-name="ce83">
            <text:p>18</text:p>
          </table:table-cell>
          <table:table-cell office:value-type="currency" office:value="5200" table:style-name="ce89">
            <text:p>$5,2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6675" table:style-name="ce125">
            <text:p>$6,675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Retail</text:p>
          </table:table-cell>
          <table:table-cell office:value-type="percentage" office:value="1.4732965009208104E-2" table:formula="of:=[.C23]/543" table:style-name="ce82">
            <text:p>1.5%</text:p>
          </table:table-cell>
          <table:table-cell office:value-type="float" office:value="8" table:style-name="ce67">
            <text:p>8</text:p>
          </table:table-cell>
          <table:table-cell office:value-type="currency" office:value="2500" table:style-name="ce91">
            <text:p>$2,500</text:p>
          </table:table-cell>
          <table:table-cell office:value-type="currency" office:value="6000" table:style-name="ce91">
            <text:p>$6,000</text:p>
          </table:table-cell>
          <table:table-cell office:value-type="currency" office:value="5470" table:style-name="ce91">
            <text:p>$5,470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Technology</text:p>
          </table:table-cell>
          <table:table-cell office:value-type="percentage" office:value="7.3664825046040522E-2" table:formula="of:=[.C24]/543" table:style-name="ce139">
            <text:p>7.4%</text:p>
          </table:table-cell>
          <table:table-cell office:value-type="float" office:value="40" table:style-name="ce71">
            <text:p>40</text:p>
          </table:table-cell>
          <table:table-cell office:value-type="currency" office:value="1400" table:style-name="ce87">
            <text:p>$1,400</text:p>
          </table:table-cell>
          <table:table-cell office:value-type="currency" office:value="8400" table:style-name="ce140">
            <text:p>$8,400</text:p>
          </table:table-cell>
          <table:table-cell office:value-type="currency" office:value="5716.5" table:style-name="ce140">
            <text:p>$5,7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40">
            <text:p>Computer-Related Services</text:p>
          </table:table-cell>
          <table:table-cell office:value-type="percentage" office:value="1.289134438305709E-2" table:formula="of:=[.C25]/543" table:style-name="ce82">
            <text:p>1.3%</text:p>
          </table:table-cell>
          <table:table-cell office:value-type="float" office:value="7" table:style-name="ce83">
            <text:p>7</text:p>
          </table:table-cell>
          <table:table-cell office:value-type="currency" office:value="2000" table:style-name="ce89">
            <text:p>$2,000</text:p>
          </table:table-cell>
          <table:table-cell office:value-type="currency" office:value="7083" table:style-name="ce125">
            <text:p>$7,083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E-Commerce and Internet</text:p>
          </table:table-cell>
          <table:table-cell office:value-type="percentage" office:value="1.1049723756906077E-2" table:formula="of:=[.C26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4000" table:style-name="ce89">
            <text:p>$4,000</text:p>
          </table:table-cell>
          <table:table-cell office:value-type="currency" office:value="8300" table:style-name="ce125">
            <text:p>$8,300</text:p>
          </table:table-cell>
          <table:table-cell office:value-type="currency" office:value="6650" table:style-name="ce125">
            <text:p>$6,65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Electronic Equipment</text:p>
          </table:table-cell>
          <table:table-cell office:value-type="percentage" office:value="3.4990791896869246E-2" table:formula="of:=[.C27]/543" table:style-name="ce82">
            <text:p>3.5%</text:p>
          </table:table-cell>
          <table:table-cell office:value-type="float" office:value="19" table:style-name="ce83">
            <text:p>19</text:p>
          </table:table-cell>
          <table:table-cell office:value-type="currency" office:value="1400" table:style-name="ce89">
            <text:p>$1,400</text:p>
          </table:table-cell>
          <table:table-cell office:value-type="currency" office:value="8400" table:style-name="ce125">
            <text:p>$8,400</text:p>
          </table:table-cell>
          <table:table-cell office:value-type="currency" office:value="5600" table:style-name="ce125">
            <text:p>$5,600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Software/Printing/Publishing</text:p>
          </table:table-cell>
          <table:table-cell office:value-type="percentage" office:value="9.2081031307550652E-3" table:formula="of:=[.C28]/543" table:style-name="ce82">
            <text:p>0.9%</text:p>
          </table:table-cell>
          <table:table-cell office:value-type="float" office:value="5" table:style-name="ce83">
            <text:p>5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2">
          <table:table-cell office:value-type="string" table:style-name="ce40">
            <text:p>Telecommunications</text:p>
          </table:table-cell>
          <table:table-cell office:value-type="percentage" office:value="5.5248618784530384E-3" table:formula="of:=[.C29]/543" table:style-name="ce82">
            <text:p>0.6%</text:p>
          </table:table-cell>
          <table:table-cell office:value-type="float" office:value="3" table:style-name="ce83">
            <text:p>3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81">
            <text:p>Transportation Services/Equipment</text:p>
          </table:table-cell>
          <table:table-cell office:value-type="percentage" office:value="1.1049723756906077E-2" table:formula="of:=[.C30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4850" table:style-name="ce89">
            <text:p>$4,850</text:p>
          </table:table-cell>
          <table:table-cell office:value-type="currency" office:value="12000" table:style-name="ce125">
            <text:p>$12,000</text:p>
          </table:table-cell>
          <table:table-cell office:value-type="currency" office:value="5945.5" table:style-name="ce125">
            <text:p>$5,946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Other</text:p>
          </table:table-cell>
          <table:table-cell office:value-type="percentage" office:value="3.3149171270718231E-2" table:formula="of:=[.C31]/543" table:style-name="ce82">
            <text:p>3.3%</text:p>
          </table:table-cell>
          <table:table-cell office:value-type="float" office:value="18" table:style-name="ce83">
            <text:p>18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0400" table:style-name="ce125">
            <text:p>$10,400</text:p>
          </table:table-cell>
          <table:table-cell office:value-type="currency" office:value="4700" table:style-name="ce125">
            <text:p>$4,70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1" table:style-name="ce80">
            <text:p>100.0%</text:p>
          </table:table-cell>
          <table:table-cell office:value-type="float" office:value="543" table:style-name="ce74">
            <text:p>543</text:p>
          </table:table-cell>
          <table:table-cell office:value-type="currency" office:value="900" table:style-name="ce90">
            <text:p>$900</text:p>
          </table:table-cell>
          <table:table-cell office:value-type="currency" office:value="13900" table:style-name="ce90">
            <text:p>$13,900</text:p>
          </table:table-cell>
          <table:table-cell office:value-type="currency" office:value="7600" table:style-name="ce90">
            <text:p>$7,600</text:p>
          </table:table-cell>
          <table:table-cell table:number-columns-repeated="16378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75"/>
          <table:table-cell table:style-name="ce76"/>
          <table:table-cell table:number-columns-repeated="3" table:style-name="ce84"/>
          <table:table-cell table:number-columns-repeated="16378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text:s/></text:span></text:p>
          </table:table-cell>
          <table:table-cell table:style-name="ce77"/>
          <table:table-cell table:style-name="ce78"/>
          <table:table-cell table:number-columns-repeated="3" table:style-name="ce84"/>
          <table:table-cell table:number-columns-repeated="16378"/>
        </table:table-row>
        <table:table-row table:style-name="ro2">
          <table:table-cell office:value-type="string" table:style-name="ce92">
            <text:p>(3)<text:s text:c="2"/><text:span text:style-name="T1">Bonus information: 23% of accepted offers reported in the consulting industry received a sign-on bonus, for which the<text:s/></text:span></text:p>
          </table:table-cell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7">
            <text:p><text:s text:c="4"/>median bonus was $5,000.</text:p>
          </table:table-cell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table:style-name="ce17"/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  <table:table table:name="Top_Five_Industries" table:style-name="ta5">
        <table:table-column table:style-name="co15" table:default-cell-style-name="ce17"/>
        <table:table-column table:style-name="co8" table:default-cell-style-name="ce43"/>
        <table:table-column table:style-name="co11" table:default-cell-style-name="ce20"/>
        <table:table-column table:style-name="co4" table:number-columns-repeated="16381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Top Five Industries - Intern</text:p>
          </table:table-cell>
          <table:table-cell table:style-name="ce57"/>
          <table:table-cell table:style-name="ce25"/>
          <table:table-cell table:number-columns-repeated="5" table:style-name="ce19"/>
          <table:table-cell table:number-columns-repeated="16376"/>
        </table:table-row>
        <table:table-row table:style-name="ro3">
          <table:table-cell office:value-type="date" office:date-value="2006-09-11T00:00:00" table:style-name="ce94">
            <text:p>September 11, 2006</text:p>
          </table:table-cell>
          <table:table-cell table:style-name="ce57"/>
          <table:table-cell table:style-name="ce25"/>
          <table:table-cell table:number-columns-repeated="5" table:style-name="ce19"/>
          <table:table-cell table:number-columns-repeated="16376"/>
        </table:table-row>
        <table:table-row table:style-name="ro2">
          <table:table-cell office:value-type="string" table:style-name="ce3">
            <text:p>Industry</text:p>
          </table:table-cell>
          <table:table-cell office:value-type="string" table:style-name="ce7">
            <text:p>Percent of Hires</text:p>
          </table:table-cell>
          <table:table-cell office:value-type="string" table:style-name="ce4">
            <text:p>Number of Hires<text:span text:style-name="T2">(1)</text:span></text:p>
          </table:table-cell>
          <table:table-cell table:number-columns-repeated="5" table:style-name="ce19"/>
          <table:table-cell table:number-columns-repeated="16376"/>
        </table:table-row>
        <table:table-row table:style-name="ro1">
          <table:table-cell office:value-type="string" table:style-name="ce5">
            <text:p>Top Five Industries</text:p>
          </table:table-cell>
          <table:table-cell office:value-type="percentage" office:value="0.70499999999999985" table:formula="of:=SUM([.B8:.B12])" table:style-name="ce9">
            <text:p>70.5%</text:p>
          </table:table-cell>
          <table:table-cell office:value-type="float" office:value="383" table:formula="of:=SUM([.C8:.C12])" table:style-name="ce13">
            <text:p>383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0">
            <text:p>Financial Services - Investment Banking/Brokerage</text:p>
          </table:table-cell>
          <table:table-cell office:value-type="percentage" office:value="0.29799999999999999" table:style-name="ce32">
            <text:p>29.8%</text:p>
          </table:table-cell>
          <table:table-cell office:value-type="float" office:value="162" table:style-name="ce39">
            <text:p>162</text:p>
          </table:table-cell>
          <table:table-cell table:number-columns-repeated="16381" table:style-name="ce101"/>
        </table:table-row>
        <table:table-row table:style-name="ro1">
          <table:table-cell office:value-type="string" table:style-name="ce40">
            <text:p>Consulting</text:p>
          </table:table-cell>
          <table:table-cell office:value-type="percentage" office:value="0.16900000000000001" table:style-name="ce32">
            <text:p>16.9%</text:p>
          </table:table-cell>
          <table:table-cell office:value-type="float" office:value="92" table:style-name="ce39">
            <text:p>92</text:p>
          </table:table-cell>
          <table:table-cell table:number-columns-repeated="16381" table:style-name="ce101"/>
        </table:table-row>
        <table:table-row table:style-name="ro1">
          <table:table-cell office:value-type="string" table:style-name="ce41">
            <text:p>Financial Services - Investment Management</text:p>
          </table:table-cell>
          <table:table-cell office:value-type="percentage" office:value="9.6000000000000002E-2" table:style-name="ce32">
            <text:p>9.6%</text:p>
          </table:table-cell>
          <table:table-cell office:value-type="float" office:value="52" table:style-name="ce20">
            <text:p>52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Technology</text:p>
          </table:table-cell>
          <table:table-cell office:value-type="percentage" office:value="7.3999999999999996E-2" table:style-name="ce32">
            <text:p>7.4%</text:p>
          </table:table-cell>
          <table:table-cell office:value-type="float" office:value="40" table:style-name="ce20">
            <text:p>40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Financial Services - Diversified Financial Services</text:p>
          </table:table-cell>
          <table:table-cell office:value-type="percentage" office:value="6.8000000000000005E-2" table:style-name="ce32">
            <text:p>6.8%</text:p>
          </table:table-cell>
          <table:table-cell office:value-type="float" office:value="37" table:style-name="ce20">
            <text:p>3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24">
            <text:p>All Others</text:p>
          </table:table-cell>
          <table:table-cell office:value-type="percentage" office:value="0.29499999999999998" table:style-name="ce32">
            <text:p>29.5%</text:p>
          </table:table-cell>
          <table:table-cell office:value-type="float" office:value="160" table:style-name="ce20">
            <text:p>160</text:p>
          </table:table-cell>
          <table:table-cell table:number-columns-repeated="16381" table:style-name="ce17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0.99999999999999978" table:formula="of:=[.B7]+[.B13]" table:style-name="ce59">
            <text:p>100.0%</text:p>
          </table:table-cell>
          <table:table-cell office:value-type="float" office:value="543" table:formula="of:=[.C7]+[.C13]" table:style-name="ce16">
            <text:p>543</text:p>
          </table:table-cell>
          <table:table-cell table:number-columns-repeated="16381" table:style-name="ce17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9"/>
          <table:table-cell table:style-name="ce13"/>
          <table:table-cell table:number-columns-repeated="16381" table:style-name="ce17"/>
        </table:table-row>
        <table:table-row table:style-name="ro1">
          <table:table-cell table:style-name="ce17">
            <draw:frame draw:z-index="1" draw:id="id1" draw:style-name="a1" draw:name="Chart 4" svg:x="0in" svg:y="0.10417in" svg:width="8.47917in" svg:height="4.864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number-rows-repeated="28" table:style-name="ro1">
          <table:table-cell table:number-columns-repeated="16384"/>
        </table:table-row>
        <table:table-row table:number-rows-repeated="5" table:style-name="ro1">
          <table:table-cell/>
          <table:table-cell table:number-columns-repeated="2" table:style-name="ce20"/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  <table:table table:name="Hires_by_Location" table:style-name="ta6">
        <table:table-column table:style-name="co16" table:default-cell-style-name="ce17"/>
        <table:table-column table:style-name="co17" table:default-cell-style-name="ce110"/>
        <table:table-column table:style-name="co17" table:default-cell-style-name="ce123"/>
        <table:table-column table:style-name="co18" table:default-cell-style-name="ce46"/>
        <table:table-column table:style-name="co4" table:default-cell-style-name="ce17"/>
        <table:table-column table:style-name="co19" table:default-cell-style-name="ce17"/>
        <table:table-column table:style-name="co20" table:default-cell-style-name="ce17"/>
        <table:table-column table:style-name="co4" table:number-columns-repeated="16377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table:style-name="ce17"/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office:value-type="string" table:style-name="ce138">
            <text:p>New Hires by Location - Intern</text:p>
          </table:table-cell>
          <table:table-cell table:style-name="ce151"/>
          <table:table-cell table:style-name="ce45"/>
          <table:table-cell table:style-name="ce47"/>
          <table:table-cell table:number-columns-repeated="16380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151"/>
          <table:table-cell table:style-name="ce45"/>
          <table:table-cell table:style-name="ce47"/>
          <table:table-cell table:number-columns-repeated="16380"/>
        </table:table-row>
        <table:table-row table:style-name="ro1">
          <table:table-cell office:value-type="string" table:style-name="ce21">
            <text:p>Region</text:p>
          </table:table-cell>
          <table:table-cell office:value-type="string" table:style-name="ce55">
            <text:p>Percent</text:p>
          </table:table-cell>
          <table:table-cell office:value-type="string" table:style-name="ce48">
            <text:p>Number</text:p>
          </table:table-cell>
          <table:table-cell office:value-type="string" table:style-name="ce49">
            <text:p>Median</text:p>
          </table:table-cell>
          <table:table-cell table:number-columns-repeated="16380"/>
        </table:table-row>
        <table:table-row table:style-name="ro2">
          <table:table-cell table:style-name="ce28"/>
          <table:table-cell office:value-type="string" table:style-name="ce152">
            <text:p>of Hires</text:p>
          </table:table-cell>
          <table:table-cell office:value-type="string" table:style-name="ce50">
            <text:p>of Hires<text:span text:style-name="T2">(1)</text:span></text:p>
          </table:table-cell>
          <table:table-cell office:value-type="string" table:style-name="ce51">
            <text:p>Monthly</text:p>
          </table:table-cell>
          <table:table-cell table:number-columns-repeated="16380"/>
        </table:table-row>
        <table:table-row table:style-name="ro4">
          <table:table-cell table:style-name="ce23"/>
          <table:table-cell table:style-name="ce56"/>
          <table:table-cell table:style-name="ce52"/>
          <table:table-cell office:value-type="string" table:style-name="ce30">
            <text:p>Salary<text:span text:style-name="T2">(2)</text:span></text:p>
          </table:table-cell>
          <table:table-cell table:number-columns-repeated="16380"/>
        </table:table-row>
        <table:table-row table:style-name="ro1">
          <table:table-cell office:value-type="string" table:style-name="ce106">
            <text:p>United States</text:p>
          </table:table-cell>
          <table:table-cell office:value-type="percentage" office:value="0.78084714548802947" table:formula="of:=[.C9]/543" table:style-name="ce107">
            <text:p>78.1%</text:p>
          </table:table-cell>
          <table:table-cell office:value-type="float" office:value="424" table:style-name="ce108">
            <text:p>424</text:p>
          </table:table-cell>
          <table:table-cell office:value-type="currency" office:value="7550" table:style-name="ce109">
            <text:p>$7,550</text:p>
          </table:table-cell>
          <table:table-cell table:number-columns-repeated="16380" table:style-name="ce19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number-columns-repeated="16380" table:style-name="ce19"/>
        </table:table-row>
        <table:table-row table:style-name="ro1">
          <table:table-cell office:value-type="string" table:style-name="ce112">
            <text:p>Midwest</text:p>
          </table:table-cell>
          <table:table-cell office:value-type="percentage" office:value="0.36095764272559855" table:formula="of:=[.C11]/543" table:style-name="ce153">
            <text:p>36.1%</text:p>
          </table:table-cell>
          <table:table-cell office:value-type="float" office:value="196" table:style-name="ce114">
            <text:p>196</text:p>
          </table:table-cell>
          <table:table-cell office:value-type="currency" office:value="6021" table:style-name="ce115">
            <text:p>$6,021</text:p>
          </table:table-cell>
          <table:table-cell table:number-columns-repeated="16380" table:style-name="ce116"/>
        </table:table-row>
        <table:table-row table:style-name="ro1">
          <table:table-cell office:value-type="string" table:style-name="ce117">
            <text:p>Chicago</text:p>
          </table:table-cell>
          <table:table-cell office:value-type="percentage" office:value="0.2965009208103131" table:formula="of:=[.C12]/543" table:style-name="ce113">
            <text:p>29.7%</text:p>
          </table:table-cell>
          <table:table-cell office:value-type="float" office:value="161" table:style-name="ce118">
            <text:p>161</text:p>
          </table:table-cell>
          <table:table-cell office:value-type="currency" office:value="6000" table:style-name="ce119">
            <text:p>$6,000</text:p>
          </table:table-cell>
          <table:table-cell table:number-columns-repeated="16380"/>
        </table:table-row>
        <table:table-row table:style-name="ro1">
          <table:table-cell office:value-type="string" table:style-name="ce117">
            <text:p>Minneapolis</text:p>
          </table:table-cell>
          <table:table-cell office:value-type="percentage" office:value="1.841620626151013E-2" table:formula="of:=[.C13]/543" table:style-name="ce113">
            <text:p>1.8%</text:p>
          </table:table-cell>
          <table:table-cell office:value-type="float" office:value="10" table:style-name="ce118">
            <text:p>10</text:p>
          </table:table-cell>
          <table:table-cell office:value-type="currency" office:value="6460" table:style-name="ce119">
            <text:p>$6,460</text:p>
          </table:table-cell>
          <table:table-cell table:number-columns-repeated="16380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16380"/>
        </table:table-row>
        <table:table-row table:style-name="ro1">
          <table:table-cell office:value-type="string" table:style-name="ce112">
            <text:p>Northeast</text:p>
          </table:table-cell>
          <table:table-cell office:value-type="percentage" office:value="0.27440147329650094" table:formula="of:=[.C15]/543" table:style-name="ce153">
            <text:p>27.4%</text:p>
          </table:table-cell>
          <table:table-cell office:value-type="float" office:value="149" table:style-name="ce114">
            <text:p>149</text:p>
          </table:table-cell>
          <table:table-cell office:value-type="currency" office:value="7917" table:style-name="ce115">
            <text:p>$7,917</text:p>
          </table:table-cell>
          <table:table-cell table:number-columns-repeated="16380" table:style-name="ce116"/>
        </table:table-row>
        <table:table-row table:style-name="ro1">
          <table:table-cell office:value-type="string" table:style-name="ce117">
            <text:p>New York City</text:p>
          </table:table-cell>
          <table:table-cell office:value-type="percentage" office:value="0.24125230202578268" table:formula="of:=[.C16]/543" table:style-name="ce113">
            <text:p>24.1%</text:p>
          </table:table-cell>
          <table:table-cell office:value-type="float" office:value="131" table:style-name="ce118">
            <text:p>131</text:p>
          </table:table-cell>
          <table:table-cell office:value-type="currency" office:value="7917" table:style-name="ce119">
            <text:p>$7,917</text:p>
          </table:table-cell>
          <table:table-cell table:number-columns-repeated="16380"/>
        </table:table-row>
        <table:table-row table:style-name="ro1">
          <table:table-cell office:value-type="string" table:style-name="ce117">
            <text:p>Boston</text:p>
          </table:table-cell>
          <table:table-cell office:value-type="percentage" office:value="3.1307550644567222E-2" table:formula="of:=[.C17]/543" table:style-name="ce113">
            <text:p>3.1%</text:p>
          </table:table-cell>
          <table:table-cell office:value-type="float" office:value="17" table:style-name="ce118">
            <text:p>17</text:p>
          </table:table-cell>
          <table:table-cell office:value-type="currency" office:value="7500" table:style-name="ce119">
            <text:p>$7,500</text:p>
          </table:table-cell>
          <table:table-cell table:number-columns-repeated="16380" table:style-name="ce17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16380" table:style-name="ce17"/>
        </table:table-row>
        <table:table-row table:style-name="ro1">
          <table:table-cell office:value-type="string" table:style-name="ce112">
            <text:p>West</text:p>
          </table:table-cell>
          <table:table-cell office:value-type="percentage" office:value="9.5764272559852676E-2" table:formula="of:=[.C19]/543" table:style-name="ce153">
            <text:p>9.6%</text:p>
          </table:table-cell>
          <table:table-cell office:value-type="float" office:value="52" table:style-name="ce114">
            <text:p>52</text:p>
          </table:table-cell>
          <table:table-cell office:value-type="currency" office:value="7000" table:style-name="ce115">
            <text:p>$7,00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office:value-type="string" table:style-name="ce117">
            <text:p>San Francisco</text:p>
          </table:table-cell>
          <table:table-cell office:value-type="percentage" office:value="4.6040515653775323E-2" table:formula="of:=[.C20]/543" table:style-name="ce113">
            <text:p>4.6%</text:p>
          </table:table-cell>
          <table:table-cell office:value-type="float" office:value="25" table:style-name="ce118">
            <text:p>25</text:p>
          </table:table-cell>
          <table:table-cell office:value-type="currency" office:value="7550" table:style-name="ce119">
            <text:p>$7,55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7">
            <text:p>Los Angeles</text:p>
          </table:table-cell>
          <table:table-cell office:value-type="percentage" office:value="2.7624309392265192E-2" table:formula="of:=[.C21]/543" table:style-name="ce113">
            <text:p>2.8%</text:p>
          </table:table-cell>
          <table:table-cell office:value-type="float" office:value="15" table:style-name="ce118">
            <text:p>15</text:p>
          </table:table-cell>
          <table:table-cell office:value-type="currency" office:value="7600" table:style-name="ce119">
            <text:p>$7,60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Southwest</text:p>
          </table:table-cell>
          <table:table-cell office:value-type="percentage" office:value="1.841620626151013E-2" table:formula="of:=[.C23]/543" table:style-name="ce153">
            <text:p>1.8%</text:p>
          </table:table-cell>
          <table:table-cell office:value-type="float" office:value="10" table:style-name="ce114">
            <text:p>10</text:p>
          </table:table-cell>
          <table:table-cell office:value-type="currency" office:value="9500" table:style-name="ce115">
            <text:p>$9,50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office:value-type="string" table:style-name="ce117">
            <text:p>Dallas</text:p>
          </table:table-cell>
          <table:table-cell office:value-type="percentage" office:value="1.1049723756906077E-2" table:formula="of:=[.C24]/543" table:style-name="ce113">
            <text:p>1.1%</text:p>
          </table:table-cell>
          <table:table-cell office:value-type="float" office:value="6" table:style-name="ce118">
            <text:p>6</text:p>
          </table:table-cell>
          <table:table-cell office:value-type="currency" office:value="9500" table:style-name="ce119">
            <text:p>$9,50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Mid-Atlantic</text:p>
          </table:table-cell>
          <table:table-cell office:value-type="percentage" office:value="1.6574585635359115E-2" table:formula="of:=[.C26]/543" table:style-name="ce153">
            <text:p>1.7%</text:p>
          </table:table-cell>
          <table:table-cell office:value-type="float" office:value="9" table:style-name="ce114">
            <text:p>9</text:p>
          </table:table-cell>
          <table:table-cell office:value-type="currency" office:value="7346" table:style-name="ce115">
            <text:p>$7,346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South</text:p>
          </table:table-cell>
          <table:table-cell office:value-type="percentage" office:value="1.4732965009208104E-2" table:formula="of:=[.C28]/543" table:style-name="ce153">
            <text:p>1.5%</text:p>
          </table:table-cell>
          <table:table-cell office:value-type="float" office:value="8" table:style-name="ce114">
            <text:p>8</text:p>
          </table:table-cell>
          <table:table-cell office:value-type="currency" office:value="6750" table:style-name="ce115">
            <text:p>$6,75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number-columns-repeated="16380" table:style-name="ce17"/>
        </table:table-row>
        <table:table-row table:style-name="ro1">
          <table:table-cell office:value-type="string" table:style-name="ce106">
            <text:p>International</text:p>
          </table:table-cell>
          <table:table-cell office:value-type="percentage" office:value="0.21915285451197053" table:formula="of:=[.C30]/543" table:style-name="ce107">
            <text:p>21.9%</text:p>
          </table:table-cell>
          <table:table-cell office:value-type="float" office:value="119" table:formula="of:=SUM([.C32]+[.C37]+[.C40]+[.C42]+[.C44])" table:style-name="ce108">
            <text:p>119</text:p>
          </table:table-cell>
          <table:table-cell office:value-type="currency" office:value="7916" table:style-name="ce109">
            <text:p>$7,916</text:p>
          </table:table-cell>
          <table:table-cell table:number-columns-repeated="16380" table:style-name="ce101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0">
            <text:p>Asia</text:p>
          </table:table-cell>
          <table:table-cell office:value-type="percentage" office:value="0.10865561694290976" table:formula="of:=[.C32]/543" table:style-name="ce113">
            <text:p>10.9%</text:p>
          </table:table-cell>
          <table:table-cell office:value-type="float" office:value="59" table:style-name="ce118">
            <text:p>59</text:p>
          </table:table-cell>
          <table:table-cell office:value-type="currency" office:value="7916" table:style-name="ce119">
            <text:p>$7,916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Hong Kong</text:p>
          </table:table-cell>
          <table:table-cell office:value-type="percentage" office:value="3.3149171270718231E-2" table:formula="of:=[.C33]/543" table:style-name="ce113">
            <text:p>3.3%</text:p>
          </table:table-cell>
          <table:table-cell office:value-type="float" office:value="18" table:style-name="ce118">
            <text:p>18</text:p>
          </table:table-cell>
          <table:table-cell office:value-type="currency" office:value="7918.5" table:style-name="ce119">
            <text:p>$7,919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Tokyo</text:p>
          </table:table-cell>
          <table:table-cell office:value-type="percentage" office:value="2.5782688766114181E-2" table:formula="of:=[.C34]/543" table:style-name="ce113">
            <text:p>2.6%</text:p>
          </table:table-cell>
          <table:table-cell office:value-type="float" office:value="14" table:style-name="ce118">
            <text:p>14</text:p>
          </table:table-cell>
          <table:table-cell office:value-type="currency" office:value="7500" table:style-name="ce119">
            <text:p>$7,5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Seoul</text:p>
          </table:table-cell>
          <table:table-cell office:value-type="percentage" office:value="2.0257826887661142E-2" table:formula="of:=[.C35]/543" table:style-name="ce113">
            <text:p>2.0%</text:p>
          </table:table-cell>
          <table:table-cell office:value-type="float" office:value="11" table:style-name="ce118">
            <text:p>11</text:p>
          </table:table-cell>
          <table:table-cell office:value-type="currency" office:value="8800" table:style-name="ce119">
            <text:p>$8,8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2">
            <text:p>Europe</text:p>
          </table:table-cell>
          <table:table-cell office:value-type="percentage" office:value="9.2081031307550645E-2" table:formula="of:=[.C37]/543" table:style-name="ce113">
            <text:p>9.2%</text:p>
          </table:table-cell>
          <table:table-cell office:value-type="float" office:value="50" table:style-name="ce118">
            <text:p>50</text:p>
          </table:table-cell>
          <table:table-cell office:value-type="currency" office:value="8355" table:style-name="ce119">
            <text:p>$8,355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London</text:p>
          </table:table-cell>
          <table:table-cell office:value-type="percentage" office:value="7.7348066298342538E-2" table:formula="of:=[.C38]/543" table:style-name="ce113">
            <text:p>7.7%</text:p>
          </table:table-cell>
          <table:table-cell office:value-type="float" office:value="42" table:style-name="ce118">
            <text:p>42</text:p>
          </table:table-cell>
          <table:table-cell office:value-type="currency" office:value="8372" table:style-name="ce119">
            <text:p>$8,372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2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0">
            <text:p>Latin America and the Caribbean</text:p>
          </table:table-cell>
          <table:table-cell office:value-type="percentage" office:value="1.4732965009208104E-2" table:formula="of:=[.C40]/543" table:style-name="ce113">
            <text:p>1.5%</text:p>
          </table:table-cell>
          <table:table-cell office:value-type="float" office:value="8" table:style-name="ce118">
            <text:p>8</text:p>
          </table:table-cell>
          <table:table-cell office:value-type="currency" office:value="5300" table:style-name="ce119">
            <text:p>$5,3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2">
          <table:table-cell office:value-type="string" table:style-name="ce120">
            <text:p>Africa</text:p>
          </table:table-cell>
          <table:table-cell office:value-type="percentage" office:value="1.841620626151013E-3" table:formula="of:=[.C42]/543" table:style-name="ce113">
            <text:p>0.2%</text:p>
          </table:table-cell>
          <table:table-cell office:value-type="float" office:value="1" table:style-name="ce118">
            <text:p>1</text:p>
          </table:table-cell>
          <table:table-cell office:value-type="string" table:style-name="ce89">
            <text:p>Insufficient<text:span text:style-name="T3">(2)</text:span>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17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2">
          <table:table-cell office:value-type="string" table:style-name="ce122">
            <text:p>North America</text:p>
          </table:table-cell>
          <table:table-cell office:value-type="percentage" office:value="1.841620626151013E-3" table:formula="of:=[.C44]/543" table:style-name="ce113">
            <text:p>0.2%</text:p>
          </table:table-cell>
          <table:table-cell office:value-type="float" office:value="1" table:style-name="ce118">
            <text:p>1</text:p>
          </table:table-cell>
          <table:table-cell office:value-type="string" table:style-name="ce89">
            <text:p>Insufficient<text:span text:style-name="T3">(2)</text:span>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17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3">
          <table:table-cell office:value-type="string" table:style-name="ce53">
            <text:p>TOTAL</text:p>
          </table:table-cell>
          <table:table-cell office:value-type="percentage" office:value="1" table:formula="of:=[.B9]+[.B30]" table:style-name="ce60">
            <text:p>100.0%</text:p>
          </table:table-cell>
          <table:table-cell office:value-type="float" office:value="543" table:formula="of:=[.C9]+[.C30]" table:style-name="ce61">
            <text:p>543</text:p>
          </table:table-cell>
          <table:table-cell office:value-type="currency" office:value="7600" table:style-name="ce38">
            <text:p>$7,600</text:p>
          </table:table-cell>
          <table:table-cell table:number-columns-repeated="16380" table:style-name="ce17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110"/>
          <table:table-cell table:style-name="ce123"/>
          <table:table-cell table:style-name="ce46"/>
          <table:table-cell table:number-columns-repeated="16380" table:style-name="ce17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/text:span></text:p>
          </table:table-cell>
          <table:table-cell table:style-name="ce110"/>
          <table:table-cell table:style-name="ce123"/>
          <table:table-cell table:style-name="ce46"/>
          <table:table-cell table:number-columns-repeated="16380" table:style-name="ce17"/>
        </table:table-row>
        <table:table-row table:style-name="ro1">
          <table:table-cell table:style-name="ce18"/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Job_Source" table:style-name="ta7">
        <table:table-column table:style-name="co21" table:default-cell-style-name="ce17"/>
        <table:table-column table:style-name="co17" table:default-cell-style-name="ce43"/>
        <table:table-column table:style-name="co17" table:default-cell-style-name="ce20"/>
        <table:table-column table:style-name="co4" table:default-cell-style-name="ce17"/>
        <table:table-column table:style-name="co22" table:default-cell-style-name="ce17"/>
        <table:table-column table:style-name="co23" table:default-cell-style-name="ce17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New Hires by Job Source - Intern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54"/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21">
            <text:p>Method of Hire</text:p>
          </table:table-cell>
          <table:table-cell office:value-type="string" table:style-name="ce55">
            <text:p>Percent</text:p>
          </table:table-cell>
          <table:table-cell office:value-type="string" table:style-name="ce22">
            <text:p>Number</text:p>
          </table:table-cell>
          <table:table-cell table:number-columns-repeated="16381" table:style-name="ce17"/>
        </table:table-row>
        <table:table-row table:style-name="ro4">
          <table:table-cell table:style-name="ce23"/>
          <table:table-cell office:value-type="string" table:style-name="ce56">
            <text:p>Of Hires</text:p>
          </table:table-cell>
          <table:table-cell office:value-type="string" table:style-name="ce24">
            <text:p>Of Hires<text:span text:style-name="T2">(1)</text:span>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9">
            <text:p>School Facilitated</text:p>
          </table:table-cell>
          <table:table-cell office:value-type="percentage" office:value="0.93186003683241247" table:formula="of:=[.C9]/[.C23]" table:style-name="ce57">
            <text:p>93.2%</text:p>
          </table:table-cell>
          <table:table-cell office:value-type="float" office:value="506" table:formula="of:=SUM([.C10:.C16])" table:style-name="ce25">
            <text:p>506</text:p>
          </table:table-cell>
          <table:table-cell table:style-name="ce19"/>
          <table:table-cell table:style-name="ce17"/>
          <table:table-cell table:number-columns-repeated="16379" table:style-name="ce19"/>
        </table:table-row>
        <table:table-row table:style-name="ro1">
          <table:table-cell office:value-type="string" table:style-name="ce41">
            <text:p>Interview on campus - invite schedule</text:p>
          </table:table-cell>
          <table:table-cell office:value-type="percentage" office:value="0.48066298342541436" table:formula="of:=[.C10]/543" table:style-name="ce58">
            <text:p>48.1%</text:p>
          </table:table-cell>
          <table:table-cell office:value-type="float" office:value="261" table:style-name="ce20">
            <text:p>26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Interview on campus - open schedule</text:p>
          </table:table-cell>
          <table:table-cell office:value-type="percentage" office:value="0.13627992633517497" table:formula="of:=[.C11]/543" table:style-name="ce58">
            <text:p>13.6%</text:p>
          </table:table-cell>
          <table:table-cell office:value-type="float" office:value="74" table:style-name="ce20">
            <text:p>74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Other GSB source (e.g., faculty/staff/student groups)</text:p>
          </table:table-cell>
          <table:table-cell office:value-type="percentage" office:value="0.11233885819521179" table:formula="of:=[.C12]/543" table:style-name="ce58">
            <text:p>11.2%</text:p>
          </table:table-cell>
          <table:table-cell office:value-type="float" office:value="61" table:style-name="ce20">
            <text:p>6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Off-campus interview sourced through the GSB</text:p>
          </table:table-cell>
          <table:table-cell office:value-type="percentage" office:value="0.10497237569060773" table:formula="of:=[.C13]/543" table:style-name="ce58">
            <text:p>10.5%</text:p>
          </table:table-cell>
          <table:table-cell office:value-type="float" office:value="57" table:style-name="ce20">
            <text:p>5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Job Postings/Resume Referral Service</text:p>
          </table:table-cell>
          <table:table-cell office:value-type="percentage" office:value="6.6298342541436461E-2" table:formula="of:=[.C14]/543" table:style-name="ce58">
            <text:p>6.6%</text:p>
          </table:table-cell>
          <table:table-cell office:value-type="float" office:value="36" table:style-name="ce20">
            <text:p>36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Alumni contact</text:p>
          </table:table-cell>
          <table:table-cell office:value-type="percentage" office:value="1.841620626151013E-2" table:formula="of:=[.C15]/543" table:style-name="ce58">
            <text:p>1.8%</text:p>
          </table:table-cell>
          <table:table-cell office:value-type="float" office:value="10" table:style-name="ce20">
            <text:p>10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chool-sponsored career fair<text:s/></text:p>
          </table:table-cell>
          <table:table-cell office:value-type="percentage" office:value="1.289134438305709E-2" table:formula="of:=[.C16]/543" table:style-name="ce58">
            <text:p>1.3%</text:p>
          </table:table-cell>
          <table:table-cell office:value-type="float" office:value="7" table:style-name="ce20">
            <text:p>7</text:p>
          </table:table-cell>
          <table:table-cell table:number-columns-repeated="16381" table:style-name="ce17"/>
        </table:table-row>
        <table:table-row table:style-name="ro1">
          <table:table-cell table:style-name="ce41"/>
          <table:table-cell table:style-name="ce58"/>
          <table:table-cell table:style-name="ce20"/>
          <table:table-cell table:number-columns-repeated="16381" table:style-name="ce17"/>
        </table:table-row>
        <table:table-row table:style-name="ro2">
          <table:table-cell office:value-type="string" table:style-name="ce19">
            <text:p>Direct Contact with Company<text:s/><text:span text:style-name="T2">(2)</text:span></text:p>
          </table:table-cell>
          <table:table-cell office:value-type="percentage" office:value="6.8139963167587483E-2" table:formula="of:=[.C18]/[.C23]" table:style-name="ce57">
            <text:p>6.8%</text:p>
          </table:table-cell>
          <table:table-cell office:value-type="float" office:value="37" table:formula="of:=SUM([.C19:.C21])" table:style-name="ce25">
            <text:p>37</text:p>
          </table:table-cell>
          <table:table-cell table:style-name="ce19"/>
          <table:table-cell table:style-name="ce17"/>
          <table:table-cell table:number-columns-repeated="16379" table:style-name="ce19"/>
        </table:table-row>
        <table:table-row table:style-name="ro1">
          <table:table-cell office:value-type="string" table:style-name="ce41">
            <text:p>Prior business contact</text:p>
          </table:table-cell>
          <table:table-cell office:value-type="percentage" office:value="3.1307550644567222E-2" table:formula="of:=[.C19]/543" table:style-name="ce58">
            <text:p>3.1%</text:p>
          </table:table-cell>
          <table:table-cell office:value-type="float" office:value="17" table:style-name="ce20">
            <text:p>1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Personal/family contact</text:p>
          </table:table-cell>
          <table:table-cell office:value-type="percentage" office:value="2.0257826887661142E-2" table:formula="of:=[.C20]/543" table:style-name="ce58">
            <text:p>2.0%</text:p>
          </table:table-cell>
          <table:table-cell office:value-type="float" office:value="11" table:style-name="ce20">
            <text:p>1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Letter campaign</text:p>
          </table:table-cell>
          <table:table-cell office:value-type="percentage" office:value="1.6574585635359115E-2" table:formula="of:=[.C21]/543" table:style-name="ce58">
            <text:p>1.7%</text:p>
          </table:table-cell>
          <table:table-cell office:value-type="float" office:value="9" table:style-name="ce20">
            <text:p>9</text:p>
          </table:table-cell>
          <table:table-cell table:number-columns-repeated="16381" table:style-name="ce17"/>
        </table:table-row>
        <table:table-row table:style-name="ro1">
          <table:table-cell table:style-name="ce41"/>
          <table:table-cell table:style-name="ce58"/>
          <table:table-cell table:style-name="ce20"/>
          <table:table-cell table:number-columns-repeated="16381" table:style-name="ce17"/>
        </table:table-row>
        <table:table-row table:style-name="ro3">
          <table:table-cell office:value-type="string" table:style-name="ce53">
            <text:p>Total</text:p>
          </table:table-cell>
          <table:table-cell office:value-type="percentage" office:value="1" table:formula="of:=[.B18]+[.B9]" table:style-name="ce59">
            <text:p>100.0%</text:p>
          </table:table-cell>
          <table:table-cell office:value-type="float" office:value="543" table:formula="of:=[.C9]+[.C18]" table:style-name="ce16">
            <text:p>543</text:p>
          </table:table-cell>
          <table:table-cell table:number-columns-repeated="16381" table:style-name="ce19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2">
          <table:table-cell table:style-name="ce92"/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93"/>
          <table:table-cell table:style-name="ce43"/>
          <table:table-cell table:style-name="ce20"/>
          <table:table-cell table:number-columns-repeated="16381" table:style-name="ce1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0">
      <number:day/>
      <number:text>-</number:text>
      <number:month number:textual="true"/>
      <number:text>-</number:text>
      <number:year/>
    </number:date-style>
    <number:currency-style style:name="N32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2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2P2">
      <number:text> </number:text>
      <number:currency-symbol>$</number:currency-symbol>
      <number:fill-character> </number:fill-character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1" number:min-decimal-places="1" number:min-integer-digits="1"/>
      <number:text>%</number:text>
    </number:percentage-style>
    <number:currency-style style:name="N37">
      <number:currency-symbol>$</number:currency-symbol>
      <number:number number:decimal-places="0" number:min-decimal-places="0" number:min-integer-digits="1" number:grouping="true"/>
    </number:currency-style>
    <number:date-style style:name="N38P0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Accent1" style:family="table-cell" style:data-style-name="N0">
      <style:table-cell-properties fo:background-color="#666699"/>
      <style:text-properties fo:color="#FFFFFF" fo:font-size="11pt" style:font-size-asian="11pt" style:font-size-complex="11pt" style:font-family-generic="swiss"/>
    </style:style>
    <style:style style:name="Accent1_32_-_32_20_37_" style:display-name="Accent1 - 2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1_32_-_32_40_37_" style:display-name="Accent1 - 4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1_32_-_32_60_37_" style:display-name="Accent1 - 60%" style:family="table-cell" style:data-style-name="N0">
      <style:table-cell-properties fo:background-color="#99CCFF"/>
      <style:text-properties fo:color="#FFFFFF" fo:font-size="11pt" style:font-size-asian="11pt" style:font-size-complex="11pt" style:font-family-generic="swiss"/>
    </style:style>
    <style:style style:name="Accent2" style:family="table-cell" style:data-style-name="N0">
      <style:table-cell-properties fo:background-color="#993366"/>
      <style:text-properties fo:color="#FFFFFF" fo:font-size="11pt" style:font-size-asian="11pt" style:font-size-complex="11pt" style:font-family-generic="swiss"/>
    </style:style>
    <style:style style:name="Accent2_32_-_32_20_37_" style:display-name="Accent2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2_32_-_32_40_37_" style:display-name="Accent2 - 40%" style:family="table-cell" style:data-style-name="N0">
      <style:table-cell-properties fo:background-color="#C0C0C0"/>
      <style:text-properties fo:color="#000000" fo:font-size="11pt" style:font-size-asian="11pt" style:font-size-complex="11pt" style:font-family-generic="swiss"/>
    </style:style>
    <style:style style:name="Accent2_32_-_32_60_37_" style:display-name="Accent2 - 60%" style:family="table-cell" style:data-style-name="N0">
      <style:table-cell-properties fo:background-color="#969696"/>
      <style:text-properties fo:color="#FFFFFF" fo:font-size="11pt" style:font-size-asian="11pt" style:font-size-complex="11pt" style:font-family-generic="swiss"/>
    </style:style>
    <style:style style:name="Accent3" style:family="table-cell" style:data-style-name="N0">
      <style:table-cell-properties fo:background-color="#969696"/>
      <style:text-properties fo:color="#FFFFFF" fo:font-size="11pt" style:font-size-asian="11pt" style:font-size-complex="11pt" style:font-family-generic="swiss"/>
    </style:style>
    <style:style style:name="Accent3_32_-_32_20_37_" style:display-name="Accent3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3_32_-_32_40_37_" style:display-name="Accent3 - 40%" style:family="table-cell" style:data-style-name="N0">
      <style:table-cell-properties fo:background-color="#CCFFCC"/>
      <style:text-properties fo:color="#000000" fo:font-size="11pt" style:font-size-asian="11pt" style:font-size-complex="11pt" style:font-family-generic="swiss"/>
    </style:style>
    <style:style style:name="Accent3_32_-_32_60_37_" style:display-name="Accent3 - 60%" style:family="table-cell" style:data-style-name="N0">
      <style:table-cell-properties fo:background-color="#C0C0C0"/>
      <style:text-properties fo:color="#FFFFFF" fo:font-size="11pt" style:font-size-asian="11pt" style:font-size-complex="11pt" style:font-family-generic="swiss"/>
    </style:style>
    <style:style style:name="Accent4" style:family="table-cell" style:data-style-name="N0">
      <style:table-cell-properties fo:background-color="#666699"/>
      <style:text-properties fo:color="#FFFFFF" fo:font-size="11pt" style:font-size-asian="11pt" style:font-size-complex="11pt" style:font-family-generic="swiss"/>
    </style:style>
    <style:style style:name="Accent4_32_-_32_20_37_" style:display-name="Accent4 - 2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4_32_-_32_40_37_" style:display-name="Accent4 - 40%" style:family="table-cell" style:data-style-name="N0">
      <style:table-cell-properties fo:background-color="#C0C0C0"/>
      <style:text-properties fo:color="#000000" fo:font-size="11pt" style:font-size-asian="11pt" style:font-size-complex="11pt" style:font-family-generic="swiss"/>
    </style:style>
    <style:style style:name="Accent4_32_-_32_60_37_" style:display-name="Accent4 - 60%" style:family="table-cell" style:data-style-name="N0">
      <style:table-cell-properties fo:background-color="#C0C0C0"/>
      <style:text-properties fo:color="#FFFFFF" fo:font-size="11pt" style:font-size-asian="11pt" style:font-size-complex="11pt" style:font-family-generic="swiss"/>
    </style:style>
    <style:style style:name="Accent5" style:family="table-cell" style:data-style-name="N0">
      <style:table-cell-properties fo:background-color="#33CCCC"/>
      <style:text-properties fo:color="#FFFFFF" fo:font-size="11pt" style:font-size-asian="11pt" style:font-size-complex="11pt" style:font-family-generic="swiss"/>
    </style:style>
    <style:style style:name="Accent5_32_-_32_20_37_" style:display-name="Accent5 - 20%" style:family="table-cell" style:data-style-name="N0">
      <style:table-cell-properties fo:background-color="#CCFFFF"/>
      <style:text-properties fo:color="#000000" fo:font-size="11pt" style:font-size-asian="11pt" style:font-size-complex="11pt" style:font-family-generic="swiss"/>
    </style:style>
    <style:style style:name="Accent5_32_-_32_40_37_" style:display-name="Accent5 - 4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5_32_-_32_60_37_" style:display-name="Accent5 - 60%" style:family="table-cell" style:data-style-name="N0">
      <style:table-cell-properties fo:background-color="#99CCFF"/>
      <style:text-properties fo:color="#FFFFFF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FF9900"/>
      <style:text-properties fo:color="#FFFFFF" fo:font-size="11pt" style:font-size-asian="11pt" style:font-size-complex="11pt" style:font-family-generic="swiss"/>
    </style:style>
    <style:style style:name="Accent6_32_-_32_20_37_" style:display-name="Accent6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6_32_-_32_40_37_" style:display-name="Accent6 - 40%" style:family="table-cell" style:data-style-name="N0">
      <style:table-cell-properties fo:background-color="#FFCC99"/>
      <style:text-properties fo:color="#000000" fo:font-size="11pt" style:font-size-asian="11pt" style:font-size-complex="11pt" style:font-family-generic="swiss"/>
    </style:style>
    <style:style style:name="Accent6_32_-_32_60_37_" style:display-name="Accent6 - 60%" style:family="table-cell" style:data-style-name="N0">
      <style:table-cell-properties fo:background-color="#FFCC99"/>
      <style:text-properties fo:color="#FFFFFF" fo:font-size="11pt" style:font-size-asian="11pt" style:font-size-complex="11pt" style:font-family-generic="swiss"/>
    </style:style>
    <style:style style:name="Bad" style:family="table-cell" style:data-style-name="N0">
      <style:table-cell-properties fo:background-color="#FF99CC"/>
      <style:text-properties fo:color="#800000" fo:font-size="11pt" style:font-size-asian="11pt" style:font-size-complex="11pt" style:font-family-generic="swiss"/>
    </style:style>
    <style:style style:name="Calculation" style:family="table-cell" style:data-style-name="N0">
      <style:table-cell-properties fo:border="thin solid #808080" fo:background-color="#FFFFFF"/>
      <style:text-properties fo:color="#FF6600" fo:font-size="11pt" style:font-size-asian="11pt" style:font-size-complex="11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size="11pt" style:font-size-asian="11pt" style:font-size-complex="11pt" fo:font-weight="bold" style:font-weight-asian="bold" style:font-weight-complex="bold" style:font-family-generic="swiss"/>
    </style:style>
    <style:style style:name="Currency" style:family="table-cell" style:data-style-name="N34"/>
    <style:style style:name="Emphasis_32_1" style:display-name="Emphasis 1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Emphasis_32_2" style:display-name="Emphasis 2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Emphasis_32_3" style:display-name="Emphasis 3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Good" style:family="table-cell" style:data-style-name="N0">
      <style:table-cell-properties fo:background-color="#CCFFCC"/>
      <style:text-properties fo:color="#008000" fo:font-size="11pt" style:font-size-asian="11pt" style:font-size-complex="11pt" style:font-family-generic="swiss"/>
    </style:style>
    <style:style style:name="Heading_32_1" style:display-name="Heading 1" style:family="table-cell" style:data-style-name="N0">
      <style:table-cell-properties fo:border-top="none" fo:border-bottom="thick solid #666699" fo:border-left="none" fo:border-right="none"/>
      <style:text-properties fo:color="#333399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333399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99CCFF" fo:border-left="none" fo:border-right="none"/>
      <style:text-properties fo:color="#333399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ext-properties fo:color="#333399" fo:font-size="11pt" style:font-size-asian="11pt" style:font-size-complex="11pt" fo:font-weight="bold" style:font-weight-asian="bold" style:font-weight-complex="bold" style:font-family-generic="swiss"/>
    </style:style>
    <style:style style:name="Input" style:family="table-cell" style:data-style-name="N0">
      <style:table-cell-properties fo:border="thin solid #808080" fo:background-color="#FFCC99"/>
      <style:text-properties fo:color="#333399" fo:font-size="11pt" style:font-size-asian="11pt" style:font-size-complex="11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6600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FF99"/>
      <style:text-properties fo:color="#993300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FFFFFF"/>
      <style:text-properties fo:color="#333333" fo:font-size="11pt" style:font-size-asian="11pt" style:font-size-complex="11pt" fo:font-weight="bold" style:font-weight-asian="bold" style:font-weight-complex="bold" style:font-family-generic="swiss"/>
    </style:style>
    <style:style style:name="Percent" style:family="table-cell" style:data-style-name="N13"/>
    <style:style style:name="Sheet_32_Title" style:display-name="Sheet Title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666699" fo:border-bottom="thin double #666699" fo:border-left="none" fo:border-right="none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ext-properties fo:color="#FF0000" fo:font-size="11pt" style:font-size-asian="11pt" style:font-size-complex="11pt" style:font-family-generic="swiss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25in" fo:margin-left="0.75in" fo:margin-right="0.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3">
      <style:page-layout-properties fo:margin-top="0.5in" fo:margin-bottom="0.25in" fo:margin-left="0.75in" fo:margin-right="0.75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4">
      <style:page-layout-properties fo:margin-top="0.3in" fo:margin-bottom="0.25in" fo:margin-left="0.75in" fo:margin-right="0.75in" style:print-orientation="landscape" style:print-page-order="ttb" style:first-page-number="continue" style:scale-to="7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5in" fo:margin-left="0in" fo:margin-right="0in" fo:margin-top="0in"/>
      </style:footer-style>
    </style:page-layout>
    <style:page-layout style:name="pm5">
      <style:page-layout-properties fo:margin-top="0.5in" fo:margin-bottom="0.25in" fo:margin-left="0.5in" fo:margin-right="0.5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6">
      <style:page-layout-properties fo:margin-top="0.5in" fo:margin-bottom="0.25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7">
      <style:page-layout-properties fo:margin-top="0.5in" fo:margin-bottom="0.5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testdoc</text:p>
        </style:region-left>
        <style:region-center>
          <text:p>test phrase</text:p>
        </style:region-center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Paul M. Steven</meta:initial-creator>
    <dc:creator>cloudconvert_18</dc:creator>
    <meta:creation-date>1999-12-02T19:35:48Z</meta:creation-date>
    <dc:date>2026-03-26T17:50:52Z</dc:date>
    <meta:print-date>2006-10-19T03:37:0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decimal-places="1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0347in" svg:stroke-color="#000000" svg:stroke-opacity="100%" draw:stroke-linejoin="round" svg:stroke-linecap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5" text:class-names="" text:cond-style-name="">
</text:p>
        </chart:label-separator>
      </style:chart-properties>
      <style:graphic-properties draw:fill="solid" draw:fill-color="#9933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7" text:class-names="" text:cond-style-name="">
</text:p>
        </chart:label-separator>
      </style:chart-properties>
      <style:graphic-properties draw:fill="solid" draw:fill-color="#ffff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9" text:class-names="" text:cond-style-name="">
</text:p>
        </chart:label-separator>
      </style:chart-properties>
      <style:graphic-properties draw:fill="solid" draw:fill-color="#ccff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1" text:class-names="" text:cond-style-name="">
</text:p>
        </chart:label-separator>
      </style:chart-properties>
      <style:graphic-properties draw:fill="solid" draw:fill-color="#6600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3" text:class-names="" text:cond-style-name="">
</text:p>
        </chart:label-separator>
      </style:chart-properties>
      <style:graphic-properties draw:fill="solid" draw:fill-color="#ff808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5" text:class-names="" text:cond-style-name="">
</text:p>
        </chart:label-separator>
      </style:chart-properties>
      <style:graphic-properties draw:fill="solid" draw:fill-color="#0066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68686" svg:stroke-opacity="100%" draw:stroke-linejoin="round" svg:stroke-linecap="round"/>
    </style:style>
  </office:automatic-styles>
  <office:body>
    <office:chart>
      <chart:chart chart:class="chart:circle" svg:height="342.0pt" svg:width="558.75pt" chart:style-name="Crt0">
        <chart:title svg:x="180.0000787401575pt" svg:y="10.5pt" chart:style-name="CT00">
          <text:p text:style-name="a0" text:class-names="" text:cond-style-name="">Top Six Functions - Intern</text:p>
        </chart:title>
        <chart:plot-area svg:x="175.5000787401575pt" svg:y="150.75031496063pt" svg:width="207.750157480315pt" svg:height="82.50015748031495pt" chart:style-name="Plt0" dr3d:transform="matrix (0.90630677104982404 0 -0.42262044052464098 -0.42101227534181951 8.7154845206131315E-2 -0.90285807133159068 3.6833419074872101E-2 0.99619477661604638 7.8989026340115787E-2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Top_Six_Functions.$A$8:.$A$14"/>
          </chart:axis>
          <chart:axis chart:dimension="y"/>
          <chart:series chart:values-cell-range-address="Top_Six_Functions.$B$8:.$B$14" chart:class="chart:circle" chart:attached-axis="primary-y" chart:style-name="G0S0">
            <chart:data-label chart:style-name="DL00"/>
            <chart:data-point chart:style-name="G0S0P0">
              <chart:data-label svg:x="424.5003149606299pt" svg:y="74.25015748031495pt" chart:style-name="DL000"/>
            </chart:data-point>
            <chart:data-point chart:style-name="G0S0P1">
              <chart:data-label svg:x="468.0003149606299pt" svg:y="188.2503937007874pt" chart:style-name="DL001"/>
            </chart:data-point>
            <chart:data-point chart:style-name="G0S0P2">
              <chart:data-label svg:x="348.0002362204724pt" svg:y="247.5005511811023pt" chart:style-name="DL002"/>
            </chart:data-point>
            <chart:data-point chart:style-name="G0S0P3">
              <chart:data-label svg:x="151.5000787401575pt" svg:y="285.7506299212598pt" chart:style-name="DL003"/>
            </chart:data-point>
            <chart:data-point chart:style-name="G0S0P4">
              <chart:data-label svg:x="19.5pt" svg:y="208.5004724409449pt" chart:style-name="DL004"/>
            </chart:data-point>
            <chart:data-point chart:style-name="G0S0P5">
              <chart:data-label svg:x="18.75pt" svg:y="135.00031496063pt" chart:style-name="DL005"/>
            </chart:data-point>
            <chart:data-point chart:style-name="G0S0P6">
              <chart:data-label svg:x="108.7500787401575pt" svg:y="75.00015748031495pt" chart:style-name="DL006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decimal-places="1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0347in" svg:stroke-color="#000000" svg:stroke-opacity="100%" draw:stroke-linejoin="round" svg:stroke-linecap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264in" style:font-size-asian="0.23264in" style:font-size-complex="0.2326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5" text:class-names="" text:cond-style-name="">
</text:p>
        </chart:label-separator>
      </style:chart-properties>
      <style:graphic-properties draw:fill="solid" draw:fill-color="#9933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7" text:class-names="" text:cond-style-name="">
</text:p>
        </chart:label-separator>
      </style:chart-properties>
      <style:graphic-properties draw:fill="solid" draw:fill-color="#ffff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9" text:class-names="" text:cond-style-name="">
</text:p>
        </chart:label-separator>
      </style:chart-properties>
      <style:graphic-properties draw:fill="solid" draw:fill-color="#ccff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1" text:class-names="" text:cond-style-name="">
</text:p>
        </chart:label-separator>
      </style:chart-properties>
      <style:graphic-properties draw:fill="solid" draw:fill-color="#6600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3" text:class-names="" text:cond-style-name="">
</text:p>
        </chart:label-separator>
      </style:chart-properties>
      <style:graphic-properties draw:fill="solid" draw:fill-color="#ff808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68686" svg:stroke-opacity="100%" draw:stroke-linejoin="round" svg:stroke-linecap="round"/>
    </style:style>
  </office:automatic-styles>
  <office:body>
    <office:chart>
      <chart:chart chart:class="chart:circle" svg:height="350.25pt" svg:width="610.5pt" chart:style-name="Crt0">
        <chart:title svg:x="201.750157480315pt" svg:y="10.5pt" chart:style-name="CT00">
          <text:p text:style-name="a0" text:class-names="" text:cond-style-name="">Top Five Industries - Intern</text:p>
        </chart:title>
        <chart:plot-area svg:x="178.5000787401575pt" svg:y="145.5pt" svg:width="254.250157480315pt" svg:height="100.5pt" chart:style-name="Plt0" dr3d:transform="matrix (0.90630677104982404 0 -0.42262044052464098 -0.42101227534181951 8.7154845206131315E-2 -0.90285807133159068 3.6833419074872101E-2 0.99619477661604638 7.8989026340115787E-2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Top_Five_Industries.$A$8:.$A$13"/>
          </chart:axis>
          <chart:axis chart:dimension="y"/>
          <chart:series chart:values-cell-range-address="Top_Five_Industries.$B$8:.$B$13" chart:class="chart:circle" chart:attached-axis="primary-y" chart:style-name="G0S0">
            <chart:data-label chart:style-name="DL00"/>
            <chart:data-point chart:style-name="G0S0P0">
              <chart:data-label svg:x="429.0002362204724pt" svg:y="66.75pt" chart:style-name="DL000"/>
            </chart:data-point>
            <chart:data-point chart:style-name="G0S0P1">
              <chart:data-label svg:x="502.5003149606299pt" svg:y="234.75pt" chart:style-name="DL001"/>
            </chart:data-point>
            <chart:data-point chart:style-name="G0S0P2">
              <chart:data-label svg:x="284.250157480315pt" svg:y="265.5pt" chart:style-name="DL002"/>
            </chart:data-point>
            <chart:data-point chart:style-name="G0S0P3">
              <chart:data-label svg:x="93.75007874015748pt" svg:y="276.0pt" chart:style-name="DL003"/>
            </chart:data-point>
            <chart:data-point chart:style-name="G0S0P4">
              <chart:data-label svg:x="9.0pt" svg:y="182.25pt" chart:style-name="DL004"/>
            </chart:data-point>
            <chart:data-point chart:style-name="G0S0P5">
              <chart:data-label svg:x="90.00007874015748pt" svg:y="92.25pt" chart:style-name="DL005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